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officeooo:paragraph-rsid="0009b6fb"/>
    </style:style>
    <style:style style:name="P2" style:family="paragraph" style:parent-style-name="Preformatted_20_Text">
      <style:text-properties officeooo:paragraph-rsid="0009eed4"/>
    </style:style>
    <style:style style:name="P3" style:family="paragraph" style:parent-style-name="Preformatted_20_Text">
      <style:text-properties fo:font-size="13pt" style:font-size-asian="13pt" style:font-size-complex="13pt"/>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officeooo:rsid="0009eed4" officeooo:paragraph-rsid="0009eed4"/>
    </style:style>
    <style:style style:name="P6" style:family="paragraph" style:parent-style-name="Preformatted_20_Text">
      <style:text-properties officeooo:paragraph-rsid="000be2c8"/>
    </style:style>
    <style:style style:name="P7" style:family="paragraph" style:parent-style-name="Preformatted_20_Text">
      <style:text-properties officeooo:paragraph-rsid="000db971"/>
    </style:style>
    <style:style style:name="P8" style:family="paragraph" style:parent-style-name="Preformatted_20_Text">
      <style:text-properties officeooo:paragraph-rsid="000f9b10"/>
    </style:style>
    <style:style style:name="P9" style:family="paragraph" style:parent-style-name="Preformatted_20_Text">
      <style:text-properties officeooo:paragraph-rsid="000db971"/>
    </style:style>
    <style:style style:name="P10" style:family="paragraph" style:parent-style-name="Preformatted_20_Text">
      <style:text-properties officeooo:paragraph-rsid="0009b6fb"/>
    </style:style>
    <style:style style:name="T1" style:family="text">
      <style:text-properties officeooo:rsid="0009b6fb"/>
    </style:style>
    <style:style style:name="T2" style:family="text">
      <style:text-properties officeooo:rsid="0009eed4"/>
    </style:style>
    <style:style style:name="T3" style:family="text">
      <style:text-properties officeooo:rsid="000f9b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igno Ascendente <text:s/></text:p>
      <text:p text:style-name="P8"/>
      <text:p text:style-name="P8"><text:s text:c="80"/></text:p>
      <text:p text:style-name="P8">El Ascendente es un factor individual clave en la interpretación de la carta natal, al igual que el signo solar y el lunar. El Ascendente (AC) es el punto de la carta donde la eclíptica y el horizonte oriental del observador se cruzan, y marca el inicio de la primera casa, que es la casa de la personalidad, el yo que mostramos y cómo nos ven los demás. El signo en el que se encuentra el punto AC es el signo Ascendente, que es el signo del zodiaco que asciende por el horizonte de un lugar en un momento dado. Mientras el signo solar representa el "yo interior", el signo Ascendente es el " yo exteriorizado". <text:s text:c="40"/></text:p>
      <text:p text:style-name="Preformatted_20_Text"/>
      <text:p text:style-name="Preformatted_20_Text"/>
      <text:p text:style-name="Preformatted_20_Text"/>
      <text:p text:style-name="P8">Ascendente <text:span text:style-name="T3">A</text:span>cuario <text:s text:c="64"/></text:p>
      <text:p text:style-name="P8"/>
      <text:p text:style-name="P8">Sea cual sea tu signo, el Ascendente Acuario te aporta mucha bondad, simpatía, amabilidad, vivacidad creatividad, innovación e independencia. Eres una persona original que funciona según su instinto y que a menudo va por delante de los demás. Tienes mucha imaginación y sueles avanzar por otros caminos alternativos, sin concederle importancia a lo que puedan pensar los demás. <text:s text:c="16"/>Te gusta tu libertad y quieres vivir a tu manera. Sabes comportarte de una forma diferente a los demás, lo que te da un carácter muy singular. Te gusta inventar y probar cosas nuevas. Tu i<text:span text:style-name="T1">n</text:span>conformismo no te impide adaptarte a los demás, a situaciones de todo tipo y evolucionar en sociedad. Eres positivo y optimista y siempre estás dispuesto a ayudar a los tuyos y a tus amigos con tus consejos o con soluciones prácticas. Ascendente Acuario, estás gobernado por el planeta Urano. <text:s text:c="23"/>El uraniano es independiente, amistoso y a veces excéntrico. También es testarudo, arrogante o rebelde. Bastante imprevisible con los tuyos, te gusta dirigir las cosas exactamente como te gusta que marchen, sin consultar opiniones externas, sin pedir consejo e incluso sin plan. Sin embargo, tu carácter lógico y tu capacidad de invención a menudo te sacan de situaciones peliagudas. Tu encanto reside principalmente en tu originalidad y en tu naturaleza amigable, empática y altruista. Tratas participar en la mejora del interés colectivo. Te atraen las novedades, el futuro y los intereses humanitarios que no implican una entrega afectiva, pues te permite conservar tu libertad y tu autonomía y ser a la vez caritativo y comprensivo. No eres demasiado sentimental a pesar de todo y confundes el amor y la amistad con facilidad, dado que para ti la complicidad y la solidaridad están por encima de todo. También puedes adoptar una actitud provocadora, o incluso cínica, y esto da lugar a inestabilidad en el amor...</text:p>
      <text:p text:style-name="Preformatted_20_Text"/>
      <text:p text:style-name="P8">El signo del Medio Cielo <text:s text:c="63"/></text:p>
      <text:p text:style-name="P8"/>
      <text:p text:style-name="P8">Matemáticamente hablando, el Medio Cielo (MC en tu carta) es el signo que se encontraba en el punto más alto sobre el horizonte en el momento de tu nacimiento, en palabras más simples es la cúspide de tu casa X, o el signo que se encontraba en ella. La casa X representa tu carrera, tu vida pública y en el caso del Medio Cielo se trata de la vocación que tenemos, esas habilidades que pueden verse como innatas y que tenemos el potencial de desarrollar en nuestras vidas. De ninguna manera el MC se trata de lo que seremos, pero sí de las posibilidades y áreas que podemos desarrollar. <text:s text:c="142"/>Cuando quieres ver tus posibilidades profesionales puedes estar seguro de que el MC podrá guiar tus elecciones o esas cosas por las que te sentías atraído pero no sabías explicar, también habla de tu propósito o misión, esas aspiraciones que nos mueven por el mundo, las cosas que te hacen sentir realizado y motivado. Muchas veces esos objetivos y misiones no están relacionados con la carrera de manera exclusiva, también pueden referirse a cuestiones internas y espirituales, pero sin duda se trata de cómo puedes cultivarlas de una manera social, con ayuda de los demás y la manera en que te conduces en estos entornos. <text:s text:c="146"/><text:soft-page-break/>El signo que se encuentra en tu medio cielo puede ayudarte a encontrar esos puntos fuertes a nivel vocacional, por ejemplo si se trata de un signo de fuego como Aries o Leo, puedes ser un líder o individuo con mucha confianza que busca activamente ese reconocimiento. Si se trata de un signo de aire, puede que lo intelectual te llame más. Los aspectos del medio cielo pueden potencia o frenar esas posibilidades, al mismo tiempo, si tienes más planetas en tu casa X, puedes estar seguro de que influirán de manera positiva o negativa en él dependiendo del planeta. Si sabes el signo que se encontraba en tu medio cielo cuando naciste (revisando tu carta Natal) puedes ver las siguientes descripciones, las cuales serán desarrolladas signo por signo en nuestra serie de Aspectos:</text:p>
      <text:p text:style-name="Preformatted_20_Text"/>
      <text:p text:style-name="P8">Medio Cielo en Sagitario <text:s text:c="70"/></text:p>
      <text:p text:style-name="P8"/>
      <text:p text:style-name="P8">MC en Sagitario. Un aspecto propio de exploradores, curiosos y conquistadores. La curiosidad mueve a estos individuos y los lleva a lugares y situaciones insospechados. La aventura y los lugares mágicos seducen al MC en Sagitario. Como es propio de cualquier aspecto Sagitario, la aventura llama a las personas con éste medio cielo. Su vida se mueve entre cambios constantes de escenario, siempre movidos por su inquietud por lo nuevo, inexplorado y secreto. Ésto se puede traducir en distintas vocaciones: reporteros de viajes, investigadores de campo, antropólogos, empresarios con negocios en el exterior o emprendedores en nuevos escenarios. El objetivo de vida de éstos individuos es abrir horizontes, no solo propios sino a otros también, por lo que éste medio cielo también entrega personas con vocación pedagógica, capaces de enseñar e iluminar a otros a través de sus experiencias. También se caracterizan por una transparencia y franqueza que a veces puede llegar a herir a otros: los sagitario no saben hablar de otra cosa salvo de lo que conocen, por lo que conectarse con otros solo puede suceder si ellos experimentan lo mismo. Una de las fortalezas de éstos nativos es el multitasking: pueden llevar varias tareas a cabo al mismo tiempo pero para que las hagan bien debe haber un elemento especial: el interés, si éste no mueve a estos nativos, lo más probable es que la tarea quede hecha a medias o simplemente no se finalice. Del lado negativo, estos nativos se aburren fácilmente y la rutina es su peor enemigo. La falta de motivación es el enemigo #1 de un medio Cielo en Sagitario. Hay cierta rebeldía que caracteriza a las personas con éste medio cielo: siempre quieren ir más allá y encontrar la verdad para mostrarla al mundo, les gustan los desafíos mentales y siempre se atreverán a ir en contra de las tradiciones si éstas no soportan sus juicios o pruebas de valor. En su mejor momento, éstos individuos pueden inspirar y llegar a ser grandes catalizadores de cambios o descubrimientos asombrosos, pero en su punto más bajo pueden ser el obstáculo más grande de progreso de quienes los rodean. Sin duda, su tarea más importante en ésta vida es vivir en el presente sin preocuparse constantemente por el futuro o las aventuras que vivirán mañana, ocuparse de vivir al máximo y reflexionar sobre el presente para luego sí ocuparse de los afanes de mañana. <text:s text:c="15"/>Celebridades con MC en Sagitario: David Bowie, J.K. Rowling, Janis Joplin y Al Capone.</text:p>
      <text:p text:style-name="Preformatted_20_Text"/>
      <text:p text:style-name="P8">Signo Solar <text:s text:c="71"/></text:p>
      <text:p text:style-name="P8"/>
      <text:p text:style-name="P8">El signo solar es el signo del zodiaco en el que se encuentra el Sol en la carta natal. Es un factor individual clave en la interpretación, junto al signo lunar y el Ascendente. Representa el "yo" interior, la identidad básica de la persona. Se habla de signo puro cuando el Sol (yo interior) y el Ascendente (yo exterior) se encuentran en el mismo signo. Las fechas de cambio de signo varían de un año para otro, lo que significa que dos personas nacidas el mismo día no tienen por qué ser del mismo signo.</text:p>
      <text:p text:style-name="Preformatted_20_Text"/>
      <text:p text:style-name="P1">Sol en virgo <text:s text:c="22"/></text:p>
      <text:p text:style-name="P7"/>
      <text:p text:style-name="P7">Es gentil, estudioso, buen conversador, de corazón puro o interesado en el conocimiento espiritual, práctico y talentoso con sus manos. A veces es muy <text:soft-page-break/>sentimental o fácilmente puede ser influenciado por el sexo opuesto, duda de hacer varias cosas. Tiene una buena discriminación y además tiene buenas ideas prácticas. Tiene buena facilidad en ocupaciones donde se requiera atención y detalle, en ocupaciones donde algún mensaje sea transmitido y en círculos educacionales. Las ideas relacionadas al signo de Virgo son las de Tierra, indicando que es calculador, de apariencia atractiva y original, difícil de convencer, analítico, tímido, viajero, buen ciudadano y le agrada los lugares muy decorados. La interpretación estándar para el Sol en este signo es “Una persona de apariencia femenina, hábil al escribir, pintar o esculpir, puede ser poeta, tiene una buena memoria y su forma de hablar es sencilla o placentera, no tiene mucha estima física o mental, pero si un agudo intelecto, es lingüista, bien versado, usualmente actúa en base a la razón, franco en las discusiones, y necesita ser animado o adulado, es una persona simpática y sociable, sensitivo y adaptable a diferentes medios ambientes, tiene algunas habilidades inventivas, es aquel que responde con amabilidad y tratos respetuosos, es un excelente amigo”. <text:s text:c="33"/>No esta hecho para mandar sino más bien para actuar dirigido por terceras personas y esto lo beneficiará pues en la ejecución textual de las órdenes recibidas que le permitirá manifestar sus auténticas cualidades. Poseerá orden, método y precisión pero debe evitar a cualquier precio el exceso mismo de estas cualidades que lo pueden llevar a ser muy minucioso y se puede volver maniático y puntilloso en los análisis. Resultan ser muy buenos colaboradores en análisis matemático y astrológico. <text:s text:c="3"/></text:p>
      <text:p text:style-name="P7"><text:s text:c="29"/></text:p>
      <text:p text:style-name="P6">Le gustará estudiar y tener un espíritu investigador, una gran facultad de asimilación. Su razonamiento será muy seguro y muy positivo. Su capacidad de análisis hará que su colaboración aun sea más valiosa ya que sabrá discriminar admirablemente un asunto, dándose cuenta de sus ventajas y desventajas y encontrará las soluciones muy adecuadas a cualquier problema. <text:s text:c="28"/>Dotado de un sentido crítico muy desarrollado, percibirá fácilmente los defectos y las debilidades ajenas. Esta es una tendencia que debe combatir. No es nada impulsivo siempre analizará “el por que y el como ” de cada cosa. Sus pasiones serán moderadas. Analizará los sucesos de su entorno con fría precisión. No le agrada actuar con precipitación y no le gustará dejar nada al azar. Será muy servicial y demostrará una gran abnegación. Siempre será subalterno a veces jefe de algo. El temor a las responsabilidades es común pero como colaborador de funcionarios de alto nivel, como consejero de negocios serían buenas profesiones. Si pertenece a una clase social más modesta será un buen empleado de oficina con un brillante porvenir, jefe de servicio. Puede adaptarse a diferentes profesiones gracias a su maleabilidad, a su paciente análisis y laborioso actuar. <text:s text:c="25"/>Todo esto se manifestara en diferentes grados y maneras dependiendo del Nakshatra donde se encuentre el Sol aquí y la situación del regente de Virgo: Mercurio. <text:s/></text:p>
      <text:p text:style-name="Preformatted_20_Text"/>
      <text:p text:style-name="Preformatted_20_Text"/>
      <text:p text:style-name="Preformatted_20_Text"/>
      <text:p text:style-name="P6">Sol en casa 7 <text:s text:c="176"/></text:p>
      <text:p text:style-name="P6"/>
      <text:p text:style-name="P6">Esta posición tiende a poner el énfasis en el Tu, de forma que el brillo, el éxito o la elevación social suelen llegar por medio del matrimonio o de una determinada asociación, ya sea con una persona o con un grupo. Cabe la posibilidad de casarse con una persona rica, importante o destacada <text:s text:c="36"/>Las personas que tienen el Sol en la casa VII proyectan sus aspiraciones y ambiciones sobre el socio o el cónyuge, realizándolas a través de éste o gracias a éste, en otros casos impulsando o ayudando a éste a alcanzar el éxito. A menudo es el socio o el cónyuge quien domina en la relación . <text:s text:c="27"/>Esta posición favorece el éxito en la vida pública, en ello influye de manera decisiva el gran magnetismo y poder de seducción de estos nativos y, por lo mismo también favorece notablemente la carrera artística. <text:s text:c="31"/>La fuerza y la suerte de estos nativos se encuentra en las relaciones. Siempre son muy populares entre sus semejantes y tienen una innata capacidad para adaptarse. <text:soft-page-break/>Asimismo conduce a la victoria sobre los enemigos o adversarios y el triunfo en los juicios y litigios, sobre todo si el Sol está bien aspectado, ya que de lo contrario el resultado podría ser muy distinto. Es una excelente posición para jueces y abogados, también para diplomáticos, políticos y artistas. Pero si el Sol está afligido, puede dar enemigos poderosos, serios reveses con la justicia o un cónyuge prepotente y autoritario que castra y anula al nativo.</text:p>
      <text:p text:style-name="Preformatted_20_Text"/>
      <text:p text:style-name="Preformatted_20_Text"/>
      <text:p text:style-name="Preformatted_20_Text"/>
      <text:p text:style-name="Preformatted_20_Text"/>
      <text:p text:style-name="Preformatted_20_Text"/>
      <text:p text:style-name="P6">Sol en trígono con Urano <text:s text:c="68"/></text:p>
      <text:p text:style-name="P6"/>
      <text:p text:style-name="P6">Se sienten muy cómodos al ser vistos como diferentes y su autoestima se ve reforzada por esta mayor conciencia de sí mismos. A la naturaleza no personal de Urano se le da el toque personal con este aspecto y se puede ver este lado humanístico a través de sus logros. La necesidad de expresar un destello individual es fuerte y estas personas a menudo tienen un interés en las ideas progresistas y son recordadas por su originalidad.</text:p>
      <text:p text:style-name="Preformatted_20_Text"/>
      <text:p text:style-name="P8">Sol en trigono con Neptuno <text:s text:c="67"/></text:p>
      <text:p text:style-name="P8"/>
      <text:p text:style-name="P8">Aparece en personas que tienen una sensación de separación respecto a los demás, se sienten diferentes por algo que llevan marcado. A lo largo de sus existencias suelen padecer importantes mutaciones, pues al integrarse en los mas diversos grupos de trabajo, pasan de la avaricia a la liberalidad, del egocentrismo al sentimiento de idealismo colectivo, y en muchos casos, este aspecto les otorga el don de conocer por inspiración las cosas, o una singularidad en la creatividad artística.</text:p>
      <text:p text:style-name="Preformatted_20_Text"/>
      <text:p text:style-name="Preformatted_20_Text"/>
      <text:p text:style-name="Preformatted_20_Text"/>
      <text:p text:style-name="P1"/>
      <text:p text:style-name="P1"/>
      <text:p text:style-name="P1">El signo donde se encuentra la luna <text:s text:c="41"/></text:p>
      <text:p text:style-name="P1"/>
      <text:p text:style-name="P1">El signo lunar nos habla del medio ambiente en que hemos pasado en otras vidas y de los apegos incoscientes que hemos desarrollado, también se dice que nuestro signo lunar es muy probablemente el signo solar que fuimos en otras encarnaciones, por esa razón la luna con frecuencia nos ancla al pasado impidiendonos asumir los retos de esta vida. Mientras que el signo solar marca la posición que ocupaba el sol en el firmamento en el momento de nuestro nacimiento, el signo lunar viene determinado por el lugar del cielo en el que se encontraba la luna en dicho instante. El simbolismo del signo solar esta relacionado con la voluntad, autoestima, deseo de querer hacer y en general con cualquier aspecto relacionado con la consciencia. El simbolismo del signo lunar implica receptividad, emociones, sentimientos y conexión con el inconsciente. La Luna aporta matices a nuestro signo solar que son fundamentales a la hora de conformar nuestra personalidad.</text:p>
      <text:p text:style-name="Preformatted_20_Text"/>
      <text:p text:style-name="P1">Luna en Tauro <text:s text:c="29"/></text:p>
      <text:p text:style-name="P1"/>
      <text:p text:style-name="P1">carácter: Las personas que tienen la Luna en Tauro son tradicionales, y aunque poseen mucha energía, en el fondo suelen ser bastante estables y calmadas. Saben aunar la inteligencia práctica de su signo solar con la perseverancia taurina, por ello se muestran activas y deseosas de alcanzar sus metas en la vida. Además son sensibles y entusiastas, y desprenden un gran magnetismo en sus relaciones. Tienen gran empatía, son intuitivas y saben disfrutar de lo bueno en cada instante. A veces se muestran inflexibles y algo testarudas. Por ello es bueno que trabajen la improvisación, y procuren hacer una transición de las viejas costumbres hacia <text:soft-page-break/>nuevos estilos de vida más modernos y liberales. Salud: Las personas con la Luna en el signo de Tauro poseen gran cantidad de energía nerviosa, que si no se canaliza adecuadamente puede desembocar en episodios de ansiedad bastante molestos. Es importante que traten de unirse a gente dinámica que posea la suficiente energía para seguirles en sus empeños. Las relaciones sólidas y profundas, le ayudarán a liberarse de los aspectos más superficiales de su carácter, haciendo que se sienta más tranquilo y seguro consigo mismo, y ello se traduzca en una mayor serenidad mental. Profesión: El mundo material es un refugio para ti, por ello tratarás de buscar la seguridad y estabilidad a través de las posesiones materiales, el dinero y las propiedades. Una vida rutinaria, sin cambios ni sobresaltos es sinónimo de confort, y aunque estás dotado de gran capacidad para salir adelante y abrirte camino en el mundo, el conservadurismo que te caracteriza puede reducir tu campo de experiencias. Posees buen juicio y una capacidad de trabajo envidiable. Eres reflexivo, y ello junto a tu apego al pasado y a los esquemas aprendidos en la infancia, hacen que te muestres muy reticente al cambio. Es importante que abras tu mente hacia nuevos proyectos y horizontes profesionales más amplios a fin de evolucionar y no estancarte en lo profesional, consiguiendo así una existencia más rica y constructiva en este ámbito. <text:s text:c="14"/></text:p>
      <text:p text:style-name="P1"/>
      <text:p text:style-name="P1">Amor:<text:span text:style-name="T1">L</text:span>a Luna en Tauro te aporta gran estabilidad emocional. Eres una persona sencilla en lo que a las relaciones se refiere, por ello no van contigo los arrebatos pasionales sino que te gusta demostrar tus afectos en el día a día, de manera cotidiana, natural y directa. Para tí lo importante es disfrutar de los pequeños instantes de felicidad en pareja. No aspiras a experimentar grandes pasiones, sino que estas dispuesto a vivir las relaciones tal como son. Probablemente el crear un hogar y nutrirlo con cariño y alimentos sea tu mayor interés. Trata de buscar una persona firme pero sensible al mismo tiempo, serena y emotiva que sepa comprenderte y te corresponda con el amor y lealtad que tu le profeses.</text:p>
      <text:p text:style-name="Preformatted_20_Text"/>
      <text:p text:style-name="P1">La casa donde se encuentra la luna <text:s text:c="26"/></text:p>
      <text:p text:style-name="P1">La posición de la luna en las casas astrales determina mucho de nuestro comportamiento. La posición de la luna indica un momento importante en la vida familiar y social de una persona. La luna es el comportamiento emotivo, la intuición, la energía creadora y femenina, la madre, el hogar. Por su parte las casas son la imagen más externa de una persona, son las características que vemos más a flor de piel, la primera impresión de una persona, los rasgos, el cómo se presenta en el mundo, a diferencia de las características de los signos que son más profundas que las características de las casas (más externas). En su tránsito por las diferentes casas la luna influirá positiva o negativamente de acuerdo a las conjunciones planetarias según carta astral de un individuo.</text:p>
      <text:p text:style-name="Preformatted_20_Text"/>
      <text:p text:style-name="P1">Luna en la casa III <text:s text:c="28"/></text:p>
      <text:p text:style-name="P1">Esta no es una buena posición si la consideramos desde el punto de vista de la mente racional y concreta. Las personas con esta ubicación de la Luna son muy fantasiosas y soñadoras, y están dotadas de una inteligencia intuitiva e imaginativa. Su mentalidad tiene muchas semejanzas con la de los niños, con predominio de las facultades mentales pasivas y de lo subjetivo. Sin embargo, es una posición que favorece la inspiración, por ello es excelente para un artista, un poeta o un escritor, así como para los periodistas, cuya vida está llena de relaciones, viajes y situaciones cambiantes, pero no en cambio para un matemático o científico. Esta configuración también fomenta la intuición y el interés por la historia. Hay en estos nativos una tendencia a centrar la mente en los asuntos domésticos, afectivos y de la vida cotidiana. Suelen tener hermanas, en muchos casos <text:s/>más jóvenes que ellos, o también puede ocurrir que los hermanos sean de características lunares: sensibles, soñadores, hogareños, etc. Si la Luna está bien aspectada, hay buena relación con las personas del entorno -hermanos, vecinos, compañeros de trabajo-, y una predisposición a la empatía con ellas, aunque también cierta pasividad o sumisión. Asimismo propicia muchos viajes cortos y beneficia el <text:soft-page-break/>contacto con el público, siendo favorable para los comerciantes y vendedores. Si está afligida, dará una tendencia a las obsesiones y los sentimientos de ansiedad, y hará que la mente sea muy superficial, exacerbando su lado más fantasioso, con lo que también hará a la persona muy lunática e inestable. Su discurso y el pensamiento esta muy influenciado por el estado de ánimo.</text:p>
      <text:p text:style-name="Preformatted_20_Text"/>
      <text:p text:style-name="Preformatted_20_Text"/>
      <text:p text:style-name="Preformatted_20_Text"/>
      <text:p text:style-name="Preformatted_20_Text"/>
      <text:p text:style-name="Preformatted_20_Text"/>
      <text:p text:style-name="P8">Luna cuadratura con Mercurio <text:s text:c="65"/></text:p>
      <text:p text:style-name="P8"/>
      <text:p text:style-name="P8"><text:span text:style-name="T3">C</text:span>rea un alto grado de tensión entre tu corazón y tu mente. Esto no es una guerra abierta sino un cuestionamiento continuo o un debate interno entre sus pensamientos y sentimientos. El resultado final es un genio intelectual o creativo, pero el proceso en sí mismo puede hacer estragos en su vida personal. Cualquier cosa que te parezca importante o sobre la que tengas una opinión está sujeta a tus preguntas, a la indecisión y a la variabilidad de tus emociones o intereses. Esto puede tener un efecto particularmente perjudicial en sus relaciones íntimas. </text:p>
      <text:p text:style-name="Preformatted_20_Text"/>
      <text:p text:style-name="P8">Luna en cuadratura con Venus <text:s text:c="67"/></text:p>
      <text:p text:style-name="P8"/>
      <text:p text:style-name="P8">Casi siempre, la relación con la madre se interrumpe en una edad anterior a los 4 años, casi todos se sintieron abandonados por su madre o mermados en amor materno, todos tienen un recuerdo de un desamor. En general no tuvieron la carga afectiva necesaria para poder desarrollar adecuadamente la capacidad de amar. En los hombres es un desgarro difícil de llevar, una amargura interna con el sexo opuesto, una dificultad enorme o casi una imposibilidad para formar familia. Ponen en funcionamiento sus dotes seductoras cuando están entre los demás, sobre todo cuando están en grupo, en público, en reuniones con gente.</text:p>
      <text:p text:style-name="Preformatted_20_Text"/>
      <text:p text:style-name="Preformatted_20_Text"/>
      <text:p text:style-name="P8">Luna en cuadratura con Júpiter <text:s text:c="99"/></text:p>
      <text:p text:style-name="P8"/>
      <text:p text:style-name="P8">Usted es generalmente una persona optimista, generosa y atractiva que otros encuentran cálida y amigable. Puedes parecer intenso y exagerado a veces, pero esto es sólo parte de tu personalidad burbujeante y la gente lo acepta. De hecho, se suma a tu popularidad.Pueden alcanzar el éxito para luego entregarse a una vida cómoda y ociosa. Sin embargo, en este caso tienden a ser inquietos, negligentes, descuidados o autocomplacientes. Pueden mostrarse un poco holgazanes, como si su natural optimismo los llevara a creer que las cosas lloverán del cielo. Tienden a entregarse a los placeres de manera desmedida, sobre todo a los de la mesa. <text:s text:c="3"/>Son dados a hacer grandes promesas que muchas veces luego no cumplen, tienen propensión a actitudes extravagantes, exageradas u ostentosas. Corren peligro de seguir un camino poco adecuado espiritualmente, cayendo en la credulidad o la superstición, o en actitudes fanáticas de cualquier tipo. Asimismo, cabe la posibilidad de que tengan problemas o dificultades en los viajes en el extranjero.</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8"><text:span text:style-name="T3">L</text:span>una aspecto inarmónico al ascendente <text:s text:c="57"/></text:p>
      <text:p text:style-name="P8"/>
      <text:p text:style-name="P8">Lo hace más sensible hacia otras personas pero también puede hacerlo muy temperamental. Usted puede esperar más interacción personal y más intimidad. Los sentimientos serán muy intensos, especialmente entre usted, su familia y su pareja. De hecho, usted debe notar que todos en su hogar muestran emociones más fuertes. Desafortunadamente con este tránsito hay una tendencia a sentirse abrumado por sus propias emociones y ser extremadamente subjetivo. Bajo estas condiciones, es menos probable que usted se preocupe por sus seres queridos y a menudo caerá en patrones de comportamiento subconsciente destructivo.</text:p>
      <text:p text:style-name="Preformatted_20_Text"/>
      <text:p text:style-name="Preformatted_20_Text">Luna oposición Medio Cielo. <text:s text:c="111"/>puede traer cambios rápidos de humor que pueden confundir sus objetivos. Esto es especialmente cierto si sus ambiciones o su carrera no han tenido en cuenta sus necesidades personales o privadas. Cualquier desequilibrio en su tiempo y energía entre su vida profesional y su vida familiar deberá ser abordado, ya que será una fuente de perturbación.</text:p>
      <text:p text:style-name="Preformatted_20_Text"/>
      <text:p text:style-name="Preformatted_20_Text"/>
      <text:p text:style-name="Preformatted_20_Text"/>
      <text:p text:style-name="P1">El signo donde se encuentra Mercurio <text:s text:c="35"/></text:p>
      <text:p text:style-name="P1">Mercurio representa la comunicación, el intercambio de ideas, la forma de entender el mundo y comunicarnos con los demás. Representa también el intelecto. Nos describe las facultades intelectuales del individuo y sus cualidades en el habla, la escritura y los estudios. El Signo que ocupa Mercurio en el mapa natal representa nuestro proceso de pensamiento y nos indica cómo aprendemos, así como la forma en que nos comunicamos e intercambiamos nuestras ideas con los demás. </text:p>
      <text:p text:style-name="Preformatted_20_Text"/>
      <text:p text:style-name="P1">Mercurio en Leo <text:s text:c="31"/></text:p>
      <text:p text:style-name="P1">Personas muy expresivas, con tendencia a dramatizar o a expresarse de forma teatral y con un estilo propio en la comunicación, que se expresan con seguridad y espontaneidad. Orgullosas y poco influenciables en su manera de pensar. Extrovertidas, cálidas, imaginativas e intuitivas. Da ideales elevados y aspiraciones grandes: un intelecto positivo, fuerte y perseverante que desdeña el detenerse a pensar nada que sea bajo; también desprecian los equívocos o las medias tintas; son bruscos y de voz fuerte, con temperamento impulsivo, pero de gran corazón y simpáticos. Las personas con Mercurio en Leo bien fortificado tienen gran capacidad de organización y forman los directores capaces. Cuando Mercurio está tensionado en Leo hace a la persona ligera e inconstante en sus afectos, un jugador y especulador, con una naturaleza íntima y sexual. Personas muy expresivas, con tendencia a dramatizar o a expresarse de forma teatral y con un estilo propio en la comunicación, que se expresan con seguridad y espontaneidad. Orgullosas y poco influenciables en su manera de pensar. Extrovertidas, cálidas, imaginativas e intuitivas. En Leo, Mercurio produce una mente con fuerza de voluntad fuerte y obstinada que fija sus propósitos. Tu comprensión es amplia, y tu expresión es autoritaria, a veces incluso dogmática, ya que la posición se inclina a ser obstinado y rígido en el punto de vista. Tu pensamiento tiene un toque muy humano, por lo que podrás tomar decisiones que sean aceptadas y seguidas por la mayoría de la gente. Te sientes inclinada hacia el liderazgo, ya que tienes esa capacidad de inspirar respeto. Deseas ser considerado como la autoridad en los asuntos relacionados con tu campo, y probablemente lo seas. Este sentido de la autoridad es ayudado por la fuerza y la forma dramática que te expresas verbalmente y en los escritos. Tu carisma mental y estilo de liderazgo a veces te hace un poco orgulloso y jactancioso. <text:s text:c="25"/></text:p>
      <text:p text:style-name="P1"/>
      <text:p text:style-name="P1"/>
      <text:p text:style-name="P1"/>
      <text:p text:style-name="P1"/>
      <text:p text:style-name="P1"><text:soft-page-break/>Mentalmente orgulloso, cuidado la arrogancia puede ser un problema. Por lo general, cunado está tensionado, Mercurio en Leo tiene la tendencia a ser un poco perezoso mentalmente, a menudo hay una necesidad de cultivar una mayor atención al ejercicio para la mente, porque algunas veces puedes pasar por alto detalles importantes y cuando esto sucede, es difícil que admites el error. Mercurio en Leo habla con estilo y autoridad. Son muy persuasivos, con calidez y buena voluntad. Saben la mejor manera de promover sus ideas y hacer llegar su mensaje a las masas. </text:p>
      <text:p text:style-name="P1">Tienen fuertes opiniones y se enorgullecen de sus creencias. Tienden a ser idealistas. <text:s text:c="23"/></text:p>
      <text:p text:style-name="P1"/>
      <text:p text:style-name="P1">Mercurio en Leo tiene un buen intelecto, y les encanta expresarse. De hecho, la creatividad es muy importante para ellos. Sobresalen en presentarse dramáticamente con estilo. Apasionado y entusiasta, aunque pueden ser demasiado sensible a todo lo que consideran aburrido. Pueden parecer más bien arrogantes debido a su desprendimiento natural. Mercurio en Leo tiene al ego atado a su intelecto, lo que hace que sea difícil para él separar los hechos de la ficción. </text:p>
      <text:p text:style-name="P1"/>
      <text:p text:style-name="P1">Mercurio en Leo es maravilloso cuando cuenta cuentos, porque su sentido del drama tan bien desarrollado. Hablar con el público, es una buena salida para su creatividad. Tienen fuerte voluntad para seguir firmes en su propósito. Son líderes naturales y las personas les siguen por su carisma. Ellos siguen sus pasiones, actuando de forma espontánea en cada momento. En situaciones sociales, Mercurio en Leo es contagioso y hacen amigos con facilidad. Cuando llegan a interesarse en el potencial de alguien a su vez ponen atención al desarrollo de ese potencial. Son ingeniosos y dan saltos intuitivos a la hora de pensar en el próximo paso. Buscan el reconocimiento por sus ideas, así que es difícil que participen en el intercambio de ideas o de otras actividades en grupo. </text:p>
      <text:p text:style-name="P1"/>
      <text:p text:style-name="P1">Si hay una oportunidad de estar en el centro de atención, Mercurio en Leo es el primero que salta sobre ella. Nunca son aburridos, y siempre están “en el escenario.” Pueden a veces exagerar, pero son muy convincentes y entretenidos. Son excelentes profesores, sus alumnos le responden apasionadamente sin importar su edad. Además del espectáculo, también les va bien en la política, entrenamiento y otros papeles de liderazgo. No disfrutan de un trabajo donde no puedan tomar decisiones o de que no tengan cualquier impulso creativo. Mercurio en Leo necesita tener cuidado con el falso orgullo, la intolerancia, y de necesitar constantemente elogios por todo lo que hacen. Aunque que su necesidad de admiración es evidente, se la merecen una buena parte del tiempo.</text:p>
      <text:p text:style-name="P1"/>
      <text:p text:style-name="P1"/>
      <text:p text:style-name="Preformatted_20_Text"/>
      <text:p text:style-name="Preformatted_20_Text">La casa de mercurio Mercurio en las casas astrales nos da muchas informaciones sobre los temas más prácticos de la vida, de las relaciones con las personas más cercanas, familiares, amigos compañeros de trabajo o estudio. Influye además en la comunicación hablada y escrita, en el intelecto, el aprendizaje, las habilidades manuales, el movimiento, entre otras. En las casas Mercurio aporta a los individuos la energía necesaria para extraer ideas.</text:p>
      <text:p text:style-name="Preformatted_20_Text"/>
      <text:p text:style-name="Preformatted_20_Text"/>
      <text:p text:style-name="Preformatted_20_Text"/>
      <text:p text:style-name="Preformatted_20_Text"/>
      <text:p text:style-name="Preformatted_20_Text"/>
      <text:p text:style-name="P1">Mercurio en casa VII <text:s text:c="28"/></text:p>
      <text:p text:style-name="P1"/>
      <text:p text:style-name="P8">Mercurio en la casa VII es una posición que favorece la unión o matrimonio con una persona de carácter "mercurial". El cónyuge puede ser más joven o juvenil, de rasgos intelectuales y temperamento nervioso; una prsona muy lista, hábil, astuta o inteligente. En algunos casos, el matrimonio puede contraerse con un primo o un familiar lejano. <text:s text:c="17"/></text:p>
      <text:p text:style-name="P8"><text:soft-page-break/></text:p>
      <text:p text:style-name="P8"><text:s/>La naturaleza móvil de este planeta favorece favorece la posibilidad de que haya más de un matrimonio, o de que el nativo tenga que elegir entre dos personas. Por otro lado, la naturaleza de Mercurio es profundamente cerebral, por lo que, en algunas ocasiones, el matrimonio puede establecerse más por interés o conveniencia que por amor. También las asociaciones, ya sean profesionales o de otro tipo, se producirán entre personas de carácter "mercurial", y tendrán tendencia a que la trayectoria de las mismas sea cambiante e inestable. Cabe posibilidad de asociación profesional con algún hermano o familiar. La posición favorece los intercambios intelectuales con el entorno, así como la posibilidad de influir en quienes rodean a estos nativos mediante la palabra o los escritos. <text:s text:c="21"/></text:p>
      <text:p text:style-name="P1"/>
      <text:p text:style-name="P1">Mercurio estimula la capa<text:span text:style-name="T3">c</text:span>idad de adaptación al entorno social y ayuda a desenvolverse en el mismo. Si se tienen juicios o procesos, hay posibilidad de que se ganen a causa de la listeza y habilidad de las personas con esta posición. Los enemigos declarados los atacarán por medio de la palabra y los escritos, por eso, cuando el planeta está afligido en esta posición, favorece las polémicas y discusione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Mercurio conjunción venus <text:s text:c="65"/>Este aspecto combina la seducción con la forma de expresión y el intelecto, lo que le da a la persona una gran capacidad para agradar, convencer y para comunicar. A nivel emocional, este aspecto aumenta la necesidad de comunicación y, a veces, la necesidad de cambio.</text:p>
      <text:p text:style-name="Preformatted_20_Text"/>
      <text:p text:style-name="Preformatted_20_Text">Mercurio conjunción Júpiter <text:s text:c="65"/>Este aspecto permite que la inteligencia florezca y se exprese de una manera fácil y abierta y con entusiasmo. La persona tendrá la capacidad de aconsejar, guiar y enseñar. También gozará de sentido de la organización y de habilidad para negociar. ( en temas comerciales)</text:p>
      <text:p text:style-name="Preformatted_20_Text"/>
      <text:p text:style-name="Preformatted_20_Text">Mercurio cuadratura Plutón <text:s text:c="68"/>Mente profunda, penetrante y muy persuasiva. A estos nativos los anima interiormente un profundo deseo de conocer y desvelar lo misterioso y, en general, de llegar al fondo de las cosas. Se sienten fuertemente impulsados a sacar a la luz los secretos ocultos y a penetrar en los misterios. Consideran que eso es algo en extremo importante, incluso para su supervivencia. Y es que estos nativos creen que el conocimiento es poder e incluso un elemento fundamental para le existencia. <text:s/>Gran capacidad para comprender la energía oculta de las cosas, tanto si es científica como espiritual, y están dotados de una habilidad natural para descubrir grandes secretos y <text:s/>misterios. Son personas muy críticas, de mente muy penetrante a la vez que muy suspicaces y astutos.</text:p>
      <text:p text:style-name="Preformatted_20_Text"/>
      <text:p text:style-name="P1">Mercurio conjunción Descendente</text:p>
      <text:p text:style-name="P1"><text:s text:c="60"/></text:p>
      <text:p text:style-name="P1">Necesitas mucha estimulación mental a través de interacciones uno a uno con otras personas. Tener a alguien con quien trabajar o con quien vivir suele ser bueno para su bienestar. Te encanta un buen debate y te gusta competir para ganar. Sin embargo, una tendencia a estar en desacuerdo con las opiniones de los demás cuando te aburres puede causar discusiones y crear enemigos. A veces te gusta jugar al bromista o al bromista. Esto puede ayudar a aliviar el estado de ánimo si se encuentra en una discusión. Sin embargo, es importante no dejar que sus bromas se salgan de control al burlarse de la gente.</text:p>
      <text:p text:style-name="Preformatted_20_Text"><text:soft-page-break/></text:p>
      <text:p text:style-name="Preformatted_20_Text"/>
      <text:p text:style-name="Preformatted_20_Text"/>
      <text:p text:style-name="P1">El signo donde se encuentra venus</text:p>
      <text:p text:style-name="P1"><text:s text:c="97"/>Venus simboliza la búsqueda de la armonía a través de las relaciones, del amor o de las artes. En el mapa natal representa las cosas que nos gustan, lo que nos atrae y nuestro deseo de relacionarnos personal y socialmente. Venus se asocia también a la sexualidad y al impulso femenino. En el mapa natal de una mujer, Venus y la Luna revelan aspectos importantes de su identidad femenina, mientras que en la de un hombre, nos dicen la imagen que tiene de lo femenino y lo que le resulta atractivo. </text:p>
      <text:p text:style-name="Preformatted_20_Text"/>
      <text:p text:style-name="P1">Venus en Leo <text:s text:c="23"/></text:p>
      <text:p text:style-name="P1"/>
      <text:p text:style-name="P1">Necesitan ser respetados y admirados en sus relaciones afectivas y buscan una pareja de la que poder presumir y sentirse orgullosos. Ardientes, tolerantes, leales y generosos en el amor. Algo teatral y dramático. Les gustan los niños. Contrariamente a las ideas comúnmente aceptadas, hay un rasgo muy cruel en Leo; pero cuando Venus está en él no hay Signo más amante y tierno en el Zodiaco. Además, como Leo es un Signo Fijo, Venus en esta posición da una cualidad sin paralelo en sus afectos, las cuales una vez que se han manifestado sobre alguien o algo son de una fidelidad completa hacia el objeto estimado. Venus en este Signo da también éxito en las empresas de diversiones o de centros educacionales, y la mezcla de los rayos de Venus con los del Sol trae favores de aquellos que están en una posición social más elevada que la del nativo. Venus en Leo necesita sentir que su presencia, estilo y forma de vivir es impactante para el ser amado, y <text:s/>juntos puedan inspirar a todos los que van conociendo a lo largo de la vida. Estos seres quieren brillar en pareja. Y hacer que aquello que se organiza o se celebra en pareja, sea como un imán que atrae a todos los del entorno. Juntos quizás pongan un club, un bar u organicen las fiestas del grupo de amigos al que pertenecen. Si Venus está en Leo en tu mapa sugiere un comportamiento que es teatral, con una buena dosis de orgullo personal y social. Venus en Leo es afectuoso y amante de la diversión, un espectáculo natural como una necesidad de auto-expresión. <text:s/>Hay una necesidad innata de ser el centro de atención. Tienes físico y emocionalmente un magnetismo que atrae mucho interés romántico con facilidad, prosperas en estos asuntos y significan mucho para ti. El romance te ayuda a mantener una buena opinión de ti mismo. Eres más feliz cuando estás en el amor y lo entregas como si fuera un regalo. <text:s/>Venus en Leo es el amor sincero e incondicional. Eres uno de los más románticos y ardientes de los amantes, amas verdaderamente a la vida. Puedes ser muy leal con aquellos a quienes <text:s/>crees dignos de tu afecto, pero esperas los mismos afectos a cambio. A pesar de toda la diversión y espectáculo, eres extremadamente estable y leal a tu compañero. Si hay una ruptura en una relación seria, lo más probable es que sea una duradera. Mientras que eres fiel en el amor, no ignoras a tus otros admiradores, porque te encanta ser observado y admirado. Venus en Leo le gusta alardear de su pareja. Pueden ser exigentes en sus relaciones, ya que les encanta ser cortejados y tienen una necesidad de sentirse especial. Caliente y generosa, Venus en Leo es persona muy leal, a pesar de que siguen gozando de la atención del sexo opuesto, después de todo, ellos le dirán a su pareja todos los coqueteos… ¡quieren alardear de ello! Es probable que los coqueteos sean inofensivos. </text:p>
      <text:p text:style-name="P1"><text:s text:c="34"/></text:p>
      <text:p text:style-name="P1">Venus en Leo tiene altas expectativas de su pareja, aunque siempre y cuando ellos saben que su atención está puesta en ellos, y son muy generosos. Si su relación parece rígida o desinteresada, pueden sentirse amenazados. Ser tratado con indiferencia o de forma impersonal también los hace sentir inseguros. Mientras que el sexo es importante para Venus en Leo, sentirse amado lo es aún más. Necesitan saber lo maravillosos que son. Si lo <text:s/>respetas y aprecias su calor, nunca pierden el interés por la relación. Puede que tengas que darles algún recordatorio de vez en cuando de que tus sentimientos son también importantes. Si te sientes celoso, <text:soft-page-break/>hacérselo saber, esto afirma que todavía las encontrarás atractivas. En la primera etapa de la vida se enamoran, cuando dos personas no pueden conseguir todavía la seguridad en sí mismos y quieren que la relación <text:s/>dure para siempre. Es cariñosos y adorables y pueden colgarse en una relación mucho más tiempo del que deberían, porque está involucrado su ego. Son románticos y les encanta jugar con sus emociones. Si no están seguros de sí mismos en el amor, son buenos para disimularlo. <text:s/>En la amistad, <text:s/>Venus en Leo se siente atraído por personas excepcionales, no sienten mucho interés por las que parecen estar apagadas o sin vida. Se hacen amigos generosos si las apoyas en todos sus esfuerzos. Les gusta planear las celebraciones que elaboran con amor y diversión y a los niños les gusta participar en ellas. Es un artista maravilloso, pero también lo hacen muy bien detrás de las escenas. Les gusta estar en el centro de atención y no les gusta sentirse aislados. Tienen un coraje que les permite tomar las riendas de su vida. Tienen una gran imaginación y una lujuria por la vida que garantiza una vida de diversión, de romance y emoción. Tienen una personalidad alegre y extrovertida que atrae a muchos amigos, conocidos y amantes. No están demasiado preocupados por lo que los demás piensan de ellos. Son fáciles de perdonar. Tienden a escuchar a su corazón y no se preocupan por rebajarse al nivel que los demás se encuentran. Necesitan saber que son atractivos y apreciados. Que seas precavido y muestra lo mucho que te preocupas por ellos a través de gestos comprensivos, y no olvides que es un ser social y parte de la multitud, así que prepárate para pasar un buen rato fuera de casa.</text:p>
      <text:p text:style-name="Preformatted_20_Text"/>
      <text:p text:style-name="P1">La casa donde se encue<text:span text:style-name="T1">n</text:span>tra Venus</text:p>
      <text:p text:style-name="P1"><text:s text:c="48"/></text:p>
      <text:p text:style-name="P1">Venus en las casas astrológicas designa aquellas áreas de nuestra vida representadas en nuestra carta natal en donde somos más propensos a expresar nuestras emociones y talentos artísticos.</text:p>
      <text:p text:style-name="Preformatted_20_Text"/>
      <text:p text:style-name="Preformatted_20_Text"/>
      <text:p text:style-name="Preformatted_20_Text"/>
      <text:p text:style-name="Preformatted_20_Text"/>
      <text:p text:style-name="Preformatted_20_Text"/>
      <text:p text:style-name="P1">Venus conjunción Júpiter <text:s/></text:p>
      <text:p text:style-name="P8"><text:s text:c="69"/></text:p>
      <text:p text:style-name="P8"><text:span text:style-name="T3">S</text:span>on nativos con propensión a tener una vida afortunada o fácil en lo material, Lo espiritual o lo religioso es muy importante para ellos. Siempre ven a Dios como un ser protector, lleno de bondad y misericordia. Sienten una gran atracción por el saber y los conocimientos superiores y a menudo atesoran una gran cultura. Son populares y queridos por todos, tienen muchos y buenos amigos, así como pocos enemigos. Asimismo son bien recibidos en los círculos más elitistas y selectos, o bien miembros muy laureados de ellos, pues desean obtener prestigio y respeto. Sin embargo, todo esto es lógico, porque son personas de gran corazón, que están llenos de buenos sentimientos y son en extremo generosos y caritativos, sinceramente interesados por ayudar a las personas necesitadas y trabajar por un mundo mejor.</text:p>
      <text:p text:style-name="Preformatted_20_Text"/>
      <text:p text:style-name="P1">Venus conjunci<text:span text:style-name="T1">ó</text:span>n Descendente</text:p>
      <text:p text:style-name="P8"><text:s text:c="69"/></text:p>
      <text:p text:style-name="P8">Este aspecto tan positivo te hace sociable y popular. Tienes buenas habilidades diplomáticas y siempre quieres paz. Te molesta fácilmente el conflicto y la gente agresiva, de hecho sin paz y armonía en tus relaciones no funcionas bien en absoluto. Su capacidad para encontrar una solución pacífica a las controversias es uno de sus puntos fuertes. A pesar de que usted es amigable y trabaja bien en grupos, probablemente se sienta mejor cuando está pasando un tiempo con otra persona. Por supuesto que te encanta estar enamorado, pero podría ser un socio de negocios, un amigo o un miembro de la familia. Las asociaciones de negocios son buenas para usted porque usted es bueno con el dinero, las negociaciones, hacer tratos y negociar. Además, te va mejor con un compañero en la mayoría de las áreas de la vida.</text:p>
      <text:p text:style-name="Preformatted_20_Text"><text:soft-page-break/></text:p>
      <text:p text:style-name="Preformatted_20_Text"/>
      <text:p text:style-name="Preformatted_20_Text"/>
      <text:p text:style-name="P1">Marte en la carta natal <text:s text:c="22"/></text:p>
      <text:p text:style-name="P1"/>
      <text:p text:style-name="P1">El planeta Marte rige la energía y la motivación que tiene cada uno y dónde la enfoca y su posición en la carta natal también da información sobre el trabajo que la persona puede llegar a desarrollar. Marte es un planeta que en su tránsito por los diferentes signos va influyendo sobre las personas, haciendo que cambiemos en qué ámbito de nuestra vida enfoquemos nuestra actividad, fuerza, y capacidad de lucha. También es un planeta bastante competitivo y agresivo, que rige en las relaciones la atracción casi irresistible, los impulsos y la pasión. <text:s text:c="38"/>Marte representa la capacidad de decisión, la energía que se emplea en las acciones. Simboliza el espíritu competitivo, el afán de conquista y los actos instintivos de la persona. Marte también se asocia a la agresividad y a la sexualidad. En la carta natal de un hombre, junto con el Sol, representa parte de su identidad masculina y en la de una mujer, su imagen de lo masculino. El signo en el que se encuentra Marte en la carta natal indica cómo vamos en busca de lo que queremos, la forma en que hacemos las cosas y también cómo nos reafirmamos.</text:p>
      <text:p text:style-name="Preformatted_20_Text"/>
      <text:p text:style-name="P1">Marte en Virgo <text:s text:c="24"/></text:p>
      <text:p text:style-name="P1"/>
      <text:p text:style-name="P1">Marte en Virgo es sinónimo de prudencia y orden, la energía está canalizada y medida. La actividad se concentra en pocas actividades, hay tendencia a la simplificación, y a quedarse solo con los proyectos y relaciones importantes y eliminar aquellas que le restan energía. En el signo regido por Mercurio, Marte otorga agilidad mental, audacia e ingenio. Así como también objetividad y sentido práctico. En el amor tienden a ser fieles y disfrutan de la convivencia con la otra persona, no necesitan grandes muestras de amor, sino que prefieren los pequeños detalles. <text:s text:c="28"/></text:p>
      <text:p text:style-name="P1"/>
      <text:p text:style-name="P1">Son personas críticas y analíticas que prestan mucha atención a los detalles. Se autoafirman siendo eficaces, prácticos, precisos, perfeccionistas y muy trabajadores. Sus impulsos sexuales pueden estar algo reprimidos. Comprensivos a la vez que exigentes. Canalizan su acción sirviendo a los demás.</text:p>
      <text:p text:style-name="Preformatted_20_Text"/>
      <text:p text:style-name="P1">La casa de Marte <text:s text:c="5"/></text:p>
      <text:p text:style-name="P8"><text:s text:c="59"/></text:p>
      <text:p text:style-name="P8">Marte en casas astrológicas expresará aquellas áreas de nuestra vida en donde obtendremos una mayor energía vital y dinamismo para emprender las acciones con las que se identifiquen la energía marciana y que también serán expuestas a la rebeldía y al lado agresivo de marte tratándo de imponer a los demás.</text:p>
      <text:p text:style-name="Preformatted_20_Text"/>
      <text:p text:style-name="P1">Marte en casa VIII <text:s text:c="46"/></text:p>
      <text:p text:style-name="P1"/>
      <text:p text:style-name="P1">Con Marte en la casa VIII, la muerte puede ser repentina, o causada por una corta enfermedad. También puede sobrevenir un accidente o en circunstancias violentas de cualquier clase. Cuando el planeta está afligido en esta casa, siempre constituye una amenaza potencial para la vida y puede anunciar una muerte prematura y violenta. Puedo poner de ejemplo el caso del joven presidente J.F. Kennedy y curiosamente Abraham Lincoln también tenía a Marte en la casa VIII. En otros casos, el nativo puede tener instintos asesinos y ser una amenaza para sus semejantes, un ejemplo de ello es el caso de Adolf Hitler que también tuvo una muerte violenta, se pegó un tiro por la boca. Marte en Tauro. <text:s text:c="29"/></text:p>
      <text:p text:style-name="P1"/>
      <text:p text:style-name="P1">Cambiando de tema. En un horóscopo femenino, puede anunciar la posibilidad de viudez. Pero si el planeta está bien aspectado no existen tales peligros o se encuentran bastante más atenuados. Por otro lado Marte en la casa VIII señala asimismo una intensa y ardiente vida sexual; lo erótico cobra una importancia <text:soft-page-break/>excepcional para el nativo, y en su sexualidad hay un matiz especialmente apasionado o incluso "agresivo". En muchos casos gozan de un atractivo excepcionalmente intenso y poderoso. Las personas <text:s/>con Marte en casa VIII tienden <text:s/>a correr riesgos manejando el dinero de su cónyuge o de otras personas e incluso pueden llegar a dilapidarlo de forma insensata. De igual forma, tendrán un comportamiento audaz, atrevido o temerario si están al frente de un banco o de alguna sociedad, y posibles dificultades o pleitos en el caso de herencias, así como posibilidad de gastarlas en poco tiempo. Finalmente Marte en la casa VIII es una excelente posición para un psicólogo o un detective, debido a que desarrolla un potente "olfato" para descubrir los secretos y las cosas ocultas.</text:p>
      <text:p text:style-name="Preformatted_20_Text"/>
      <text:p text:style-name="Preformatted_20_Text"/>
      <text:p text:style-name="Preformatted_20_Text"/>
      <text:p text:style-name="P8">Luna en trígono con Marte <text:s text:c="67"/></text:p>
      <text:p text:style-name="P8"/>
      <text:p text:style-name="P8">Es un indicador de una vida exitosa. Te hace atrevido, carismático, sexy y muy atractivo para los sentidos. Puedes dibujar una multitud, ya que la Luna representa al público, y Marte representa la atracción. Usted puede emitir un tipo especial de energía atractiva y entretenida. Usted debe tener una gran necesidad de expresar sus sentimientos sin contenerse. Expresas sentimientos de tristeza y felicidad, en general, sin restricciones. Otras personas aprecian el respeto, la franqueza y la honestidad. Lucharás por tu familia y tus creencias. Te apegas tanto emocionalmente a las cosas que te apasionan que defenderlas es como defenderte a ti mismo.</text:p>
      <text:p text:style-name="Preformatted_20_Text"/>
      <text:p text:style-name="P1">Marte trígono Saturno <text:s text:c="71"/></text:p>
      <text:p text:style-name="P1"/>
      <text:p text:style-name="P1">Una vida llena de luchas que pone a prueba a estas personas de carácter fuerte y voluntarioso, y con control de sus impulsos. Son gente de gran voluntad, fortaleza y paciencia, que se enfrentan con éxito al peligro de manera audaz y al mismo tiempo cautelosa. Se trata de personalidades austeras o espartanas, a las que no preocupa demasiado la comodidad. Poseen gran capacidad para el trabajo arduo y constante, que les lleva finalmente al éxito. Sus acciones responden a una planificación ordenada, tienen capacidad ejecutiva, don de mando y son ambiciosos pero honestos. Estos nativos están dotados de una fortaleza y resistencia fuera de lo común, que finalmente les hace lograr el éxito.</text:p>
      <text:p text:style-name="Preformatted_20_Text"/>
      <text:p text:style-name="P1">Aspecto Marte-Quirón <text:s text:c="141"/></text:p>
      <text:p text:style-name="P1"/>
      <text:p text:style-name="P1">Con esta configuración, el nativo pudiera ser descrito con el arquetipo del guerrero sagrado, pues no teme a alzar la espada para defender a los demás, lo cual podría encaminarlo a tener una carrera militar. Aquí, la energía y la intuición se combinan con un fuerte impulso para actuar, para lograr objetivos demostrables. Asimismo, el nativo, desde temprana edad, podría sentir que sus deseos personales cambian constantemente, por lo que deberá luchar duro por mantenerlos. Además, no deben esperar a que otros acudan a su rescate. En general, esta persona tiene una tendencia natural a ocupar posiciones de mando, sin embargo, pudiera convertirse en dictador si tiene algun aspecto tenso Marte/Quirón. Igualmente, si su deseo de ser líder se ve frustrado, puede amargarse y volverse mezquina.</text:p>
      <text:p text:style-name="Preformatted_20_Text"/>
      <text:p text:style-name="P1">Marte Trigono/sextil Medio Cielo <text:s text:c="46"/></text:p>
      <text:p text:style-name="P1">favorece el éxito profesional del nativo mediante una febril lucha y actividad, así como la posibilidad de derrotar o anular a sus adversarios o enemigos. También favorecen su posibilidad de crearse un hogar y una posición independiente. Otorga aptitudes para el mando. </text:p>
      <text:p text:style-name="Preformatted_20_Text"/>
      <text:p text:style-name="Preformatted_20_Text"/>
      <text:p text:style-name="Preformatted_20_Text"/>
      <text:p text:style-name="P6">El poder y significado de Júpiter en los signos</text:p>
      <text:p text:style-name="P6"><text:s text:c="135"/><text:soft-page-break/>El significado de Júpiter en los signos es que dependiendo de donde este planeta está localizado, es en esa área de la vida que tendrás mayor tendencia de crecimiento. Por eso, él está vinculado a las creencias y religiones, pues trae una perspectiva de vida más amplia.</text:p>
      <text:p text:style-name="Preformatted_20_Text"/>
      <text:p text:style-name="P1">Júpiter en Leo <text:s text:c="26"/></text:p>
      <text:p text:style-name="P1"/>
      <text:p text:style-name="P1">Este signo es siempre el centro de atención y le gusta mucho estar en foco. Por eso, tiendes a perseguir tus sueños conquistando la admiración de las personas. Quien tiene Júpiter en Leo es una persona muy animada, divertida y que no le gusta quedarse atrás de ninguna manera. Entonces, detrás de aplausos e impresiones positivas es la forma en que realizas todo lo que anhelas. Las personas con Jupiter en leo son de creencias muy profundas, pueden llegar a expresarlas de una forma algo dramática o teatral. Su crecimiento personal depende de la admiración y el reconocimiento por parte de los demás, que les aporta confianza en sí mismos.</text:p>
      <text:p text:style-name="Preformatted_20_Text"/>
      <text:p text:style-name="P1">Júpiter en las casas <text:s text:c="55"/></text:p>
      <text:p text:style-name="P1"/>
      <text:p text:style-name="P1">Júpiter en casas astrológicas designa el área de nuestra vida que se representa en la carta natal donde estamos predispuestos a recibir beneficios o recompensas, bien mediante el desempeño de nuestro trabajo o actividades. o mediante asociaciones de familiares, amigos o pareja que interfieran positivamente en nuestra economía o estatus social, la interpretación puede estar condicionada por las influencias que reciba júpiter en la carta.</text:p>
      <text:p text:style-name="Preformatted_20_Text"/>
      <text:p text:style-name="P1">Júpiter en casa VII <text:s text:c="34"/></text:p>
      <text:p text:style-name="P1"/>
      <text:p text:style-name="P1">La suerte, el éxito, la elevación económica y social o, en algunos casos, la fama, llegarán a través del matrimonio, de una unión o una asociación. Muchas veces el cónyuge será rico, famoso o muy influyente, y tendrá rasgos claramente "jupiterianos" en su personalidad y apariencia: optimista, expansivo, noble, humano, bondadoso, idealista. En ocasiones, puede haber más de un matrimonio, sobre todo si Júpiter está en un signo mutable. Si el planeta está afligido, la tendencia se desvirtúa o se lleva al extremo, de forma que puede propiciar matrimonio por dinero o interés. Las asociaciones suelen producir grandes beneficios materiales o espirituales y a menudo conducirán al éxito. A estas personas les irá mucho mejor actuando en unión con otros que de forma individualista. Es una posición excelente para un abogado, que tendrá éxito y al que la suerte acompañará en sus pleitos. Pero sea cual sea la profesión de estas personas siempre habrá una tendencia a alcanzar victorias y reconocimiento enlos juicios y en asuntos legales o administrativos, lo que les aportará importantes ventajas materiales o sociales. <text:s text:c="23"/>Estas personas siempre tienen una excelente relación con los que les rodean, son buenos, generosos y llenos de tacto, lo que favorece que reciban apoyo o estimación. Son personas extrovertidas, muy sociables y exquisitas, que saben cómo atraer la ayuda o el favor de los demás. Tienen una innata capacidad para escuchar, ponerse en el lugar de los otros y, en general, sacar lo mejor de las personas. <text:s text:c="2"/>Grandes personajes históricos como Gandhi, J.F. Kennedy o Simón Bolivar tenían a Júpiter en la casa VI.</text:p>
      <text:p text:style-name="Preformatted_20_Text"/>
      <text:p text:style-name="Preformatted_20_Text"/>
      <text:p text:style-name="Preformatted_20_Text"/>
      <text:p text:style-name="Preformatted_20_Text"/>
      <text:p text:style-name="P1">Júpiter cuadratura Plutón <text:s text:c="68"/></text:p>
      <text:p text:style-name="P1"/>
      <text:p text:style-name="P1">Da un tremendo impulso para tener éxito en su campo o proyecto elegido. La intensidad de Plutón se combina con la grandeza de Júpiter para hacerte avanzar a través de cualquier obstáculo. Su determinación para tener éxito a menudo está respaldada por una fuerte creencia en usted mismo o una creencia de que está destinado a hacer algo especial en esta vida. Persistirás, practicarás y <text:soft-page-break/>perfeccionarás tu habilidad con un fanatismo religioso cercano, ignorando cualquier crítica o no creyente. Esta determinación conduce al éxito, al poder y a la influencia en la vida, pero a menudo a un costo.</text:p>
      <text:p text:style-name="Preformatted_20_Text"/>
      <text:p text:style-name="P1">Júpiter oposición Ascendente <text:s text:c="98"/></text:p>
      <text:p text:style-name="P1"/>
      <text:p text:style-name="P1">Este aspecto positivo te hace una persona amigable, generosa y atenta. Usted es de mente abierta y liberal en cuanto a las relaciones, pero se toma muy en serio la amistad y la asociación. Trabajar con otros en sociedad es bueno para usted, pero también aprecia su libertad personal. A veces puedes ser demasiado fuerte o volverte celoso y obsesivo en las relaciones. Esta tendencia hacia el comportamiento excesivo en las relaciones personales puede llevar a problemas en otras áreas de la vida donde la falta de autocontrol es un problema. </text:p>
      <text:p text:style-name="Preformatted_20_Text"/>
      <text:p text:style-name="Preformatted_20_Text"/>
      <text:p text:style-name="Preformatted_20_Text"/>
      <text:p text:style-name="P1">Saturno en la carta natal <text:s text:c="107"/></text:p>
      <text:p text:style-name="P1"/>
      <text:p text:style-name="P1">Saturno está relacionado con la fuerza de voluntad, la responsabilidad, la concentración y la constancia. Simboliza el sentido del deber de la persona y su actitud frente a las normas establecidas por la sociedad. Prevalece lo material sobre lo espiritual. El signo en el que se encuentra Saturno en la carta natal indica las cualidades que a la persona le cuesta más expresar y desarrollar, dónde encontrará dificultades y deberá esforzarse más.</text:p>
      <text:p text:style-name="Preformatted_20_Text"/>
      <text:p text:style-name="P1">Saturno en acuario <text:s text:c="34"/></text:p>
      <text:p text:style-name="P1"/>
      <text:p text:style-name="P1">Miedo a ser exclu<text:span text:style-name="T1">i</text:span>do de un grupo o a sentirse diferente. La persona debe aprender a aplicar su mente innovadora de una forma práctica y disciplinada. Es una de las posiciones mejores y más potentes del planeta, ya que en este signo, que es su segundo domicilio, Saturno muestra su lado más intelectual y espiritual, desplegando sus más elevadas virtudes. Aporta rigor, trabajo, disciplina y sentido común a los altos ideales de Acuario, haciendo posible que ésos se lleven a la práctica. Es una posición magnífica para el cultivo de las ciencias, ya que aquí se combinan la intuición, así como la inventiva y la originalidad del signo, con el rigor realista y científico del planeta. De personalidad seria y reservada, con gran capacidad de concentración pero también interesados por el bienestar y el progreso de la humanidad, estos nativos son responsables, trabajadores y estudiosos, al tiempo que sociables y amistosos. Por otro lado, son personas leales y fieles en la amistad o a los grupos a los que se vinculan, t<text:span text:style-name="T1">a</text:span>nto en el ámbito social como en el laboral. Sus relaciones son muy importantes y duraderas, cimentadas sobre raíces muy profundas; tienen pocos amigos pero muy buenos. Sin embargo, salvo que otras posiciones indiquen lo contrario, en ellos siempre predomina la cabeza sobre el corazón y la razón prevalece sobre las emociones. Pueden no ser grandes filántropos pero fríos, su humanismo nace de la mente, no del corazón. Si el planeta está afligido, estos nativos pueden sentirse aislados, o creerse superiores a los demás. También pueden utilizar a otros para que les resuelvan los problemas. Ejemplos de personajes: </text:p>
      <text:p text:style-name="P1"/>
      <text:p text:style-name="P1"/>
      <text:p text:style-name="P1"/>
      <text:p text:style-name="P1"/>
      <text:p text:style-name="P1"/>
      <text:p text:style-name="P1">La casa de Saturno <text:s text:c="42"/></text:p>
      <text:p text:style-name="P1">Mientras que Júpiter evoca una sensación de optimismo y de expansión ilimitada en la casa en que está ubicado. Saturno suscita una experiencia casi diametralmente opuesta. En la casa donde está saturno no sentimos que la vida sea benévola o confiable, sino que más bien anticipamos las dificultades, decepciones y restricciones relacionadas con esa esfera de la vida, por lo que ahí nos andamos <text:soft-page-break/>siempre con ojo y mucha cautela. Solemos enfrentarnos con restricciones, limitaciones y un sentimiento acosador del deber, las responsabilidades y las conveniencias y obligaciones de la vida.</text:p>
      <text:p text:style-name="Preformatted_20_Text"/>
      <text:p text:style-name="P1">Saturno en casa XII <text:s text:c="32"/></text:p>
      <text:p text:style-name="P1"/>
      <text:p text:style-name="P1">Si Saturno en esta posición nos amenaza con las pruebas más grandes, largas y dolorosas. Los enemigos ocultos pueden ser numerosos y especialmente temibles. Éstos tendrán los rasgos y características "saturninos", pudiendo ser personas de avanzada edad y mostrarse especialmente malévolos, constantes y peligrosos en sus ataques. Las peores adversidades amenazan al nativo a lo largo de su destino: desde la posibilidad de sufrir graves enfermedades crónicos que lo consuman o paralicen fatalmente, al peligro de conocer el hospital, el exilio o la cárcel; o bien de sufrir falsas acusaciones, robos o atentados. Por otro lado, hay un gran deseo ya sea consciente o inconsciente, de buscar la soledad, de aislarse o apartarse del mundo, siendo esta una posición frecuente en monjes y personas de gran espiritualidad. </text:p>
      <text:p text:style-name="Preformatted_20_Text"/>
      <text:p text:style-name="Preformatted_20_Text"/>
      <text:p text:style-name="Preformatted_20_Text"/>
      <text:p text:style-name="P1">Contacto Saturno Quirón <text:s text:c="132"/></text:p>
      <text:p text:style-name="P1"/>
      <text:p text:style-name="P1">Cualquier aspecto entre Quirón y Saturno es difícil, usualmente indica problemas con el padre y con figuras de autoridad. El nativo podría ser forzado a encontrar su propio sitio en el mundo como una consecuencia del abandono o abuso que sufrió durante su niñez. No será de extrañar que la sociedad y la cultura en general sean vistas con desconfianza y sospecha con esta configuración astrológica. Si los aspectos son armónicos, el nativo se toma su tiempo en aprender sobre su propia motivación, y podría convertirse en una poderosa figura de autoridad, en un maestro o en un líder. Si el nativo es incapaz de superar el cinismo que proporciona cualquier aspecto Saturno/Quirón, podría caer en la amargura y en rechazar cualquier contacto social.</text:p>
      <text:p text:style-name="Preformatted_20_Text"/>
      <text:p text:style-name="Preformatted_20_Text"/>
      <text:p text:style-name="Preformatted_20_Text"/>
      <text:p text:style-name="P1">Saturno trígono/sextil Medio Cielo <text:s text:c="123"/></text:p>
      <text:p text:style-name="P1"/>
      <text:p text:style-name="P1">Puede llegar muy lejos en el ámbito profesional, material, intelectual o espiritual, pero casi siempre ocurrirá en la segunda mitad de su vida. El individuo tendrá gran ambición y será muy previsor además de estar dotado del sentido de la responsabilidad y la disciplina. Desde niño deberá afrontar grandes cargas y obligaciones de familia y el hogar. Es una persona que persigue la estabilidad y la consolidación en su vida profesional, material y familiar. Administrador excelente, como jefe puede ser muy severo o tiránico.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Planetas transpersonales Urano, Neptuno y Plutón: <text:s text:c="67"/></text:p>
      <text:p text:style-name="Preformatted_20_Text"/>
      <text:p text:style-name="Preformatted_20_Text">Urano en Capricornio 1988 a 1995 (1905 a 1912) <text:s text:c="28"/>En Capricornio, Urano sacude los cimientos de las estructuras organizadoras del mundo, rompiendo con moldes pasados y abriendo nuevas vías de transformación social. Como resultado, los nacidos en esta generación tendrán que aprender a liberarse de <text:soft-page-break/>cualquier expectativa de que sus esfuerzos personales puedan garantizarles continuidad y seguridad, (o al menos en la manera en que la generación de sus padres concebía la idea de continuidad y seguridad).</text:p>
      <text:p text:style-name="Preformatted_20_Text"/>
      <text:p text:style-name="Preformatted_20_Text"/>
      <text:p text:style-name="Preformatted_20_Text"/>
      <text:p text:style-name="Preformatted_20_Text"/>
      <text:p text:style-name="P6">La casa de Urano <text:s text:c="77"/></text:p>
      <text:p text:style-name="P6"/>
      <text:p text:style-name="P6">Urano en las casas astrológicas designa aquellas áreas de nuestra vida representadas en nuestra carta natal donde nos veremos expuestos a cambios repentinos e imprevistos y donde tenemos más posibilidades de desplegar nuestra capacidad de innovación anteponiendonos a comportamientos o roles estereotipados.</text:p>
      <text:p text:style-name="Preformatted_20_Text"/>
      <text:p text:style-name="P6">Urano en la casa XI <text:s text:c="43"/></text:p>
      <text:p text:style-name="P6"/>
      <text:p text:style-name="P6">Urano en la casa XI impulsa y propicia las relaciones de amistad, especialmente con personas singulares, que se distinguen o diferencian de quienes las rodean, o siguen caminos ya sea contrarios o divergentes del resto de la gente. Los amigos pueden ser personas bohemias, reformistas, rebeldes, revolucionarios o de vida "extraña". Si el planeta está afligido, los amigos pueden estar mal vistos por el entorno del nativo. Las relaciones de éste se establecen de forma brusca, repentina e inesperada, pero pueden finalizar también del mismo modo. Hay en ellos una predisposición a los vaivenes o la inestabilidad de las relaciones y los sentimientos de simpatía o antipatía son poderosos y cambiantes. En cualquier caso, estos nativos dan un gran valor a las relaciones de amistad, en ocasiones mayor que a los lazos familiares o amorosos. <text:s text:c="2"/>Están animados por elevados ideales de carácter humanista y aspiran a una hermandad universal, por lo que sienten atraídos por grupos religiosos, sociales o políticos de carácter progresista y filosofía humanista. También se interesan por grupos de carácter científico, cuyos trabajos hacen avanzar a la civilización. Igualmente los encontramos en grupos de carácter astrológico, esotérico o paracientífico, que investigan lo paranormal. En cualquier caso, las relaciones de las personas con Urano en la casa XI son siempre muy estimulantes e intelectuales, con gran énfasis en la libertad e independencia.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Neptuno en Capricornio <text:s text:c="35"/></text:p>
      <text:p text:style-name="P1"/>
      <text:p text:style-name="P1">Neptuno transitó por Capricornio entre 1984 y 1998, período de profundos cambios radicales en el ámbito de la política mundial, protagonizados por la caída del muro de Berlín y de los regímenes comunistas, el final de la guerra fría y del enfrentamiento este-oeste. en la URSS llega el poder de Gorbachov y desmantela el aparato soviético, volviendo a la amistad con occidente. El planeta Neptuno y el signo de Capricornio son antagónicos y radicalmente opuestos, por ello no es buena posición para Neptuno. Favorece los miedos y fobias y los sentimientos de angustia o pesimismo. Asimismo crea una tendencia a la inestabilidad o incluso al caos en las estructuras políticas, económicas y de poder, apareciendo nuevas formas <text:s/>políticas y de gobierno; finalmente fomenta el confusionismo o la falta de solidez en los asuntos materiales, aunque, por otro lado, es una generación que tiende a las desilusiones o decepciones relacionadas con los ideales, sueños o utopías. Sin embargo, tiene de positivo que la espiritualidad se vive de un modo más serio y responsable, con un <text:s/>mayor rigor, orden, disciplina y sacrificio. Las visiones o los éxtasis místicos se pueden combinar o compatibilizar con la investigación, la sensatez y realismo mucho mayor, lo que propicia la aparición de verdaderos guías <text:soft-page-break/>espirituales. Lo mismo sucede con la inspiración, intuición y presentimientos en el mundo científico, cuando se compatibiliza con el trabajo sólido, serio y riguroso.</text:p>
      <text:p text:style-name="Preformatted_20_Text"/>
      <text:p text:style-name="P1">La casa de Neptuno <text:s text:c="76"/></text:p>
      <text:p text:style-name="P1"/>
      <text:p text:style-name="P1">Neptuno en las casas astrológicas designará aquellas áreas de nuestra vida representadas por la carta natal en donde expresaremos nuestra capacidad imaginativa y desplegaremos nuestro potencial para conectar con otros, aunque debemos ser extremadamente cautelosos, porque la influencia neptuniana ocasionalmente conduce a engaños y que no percibamos las cosas como son.</text:p>
      <text:p text:style-name="Preformatted_20_Text"/>
      <text:p text:style-name="P1">Neptuno en la casa XI <text:s text:c="45"/></text:p>
      <text:p text:style-name="P1"/>
      <text:p text:style-name="P1">Los amigos de las personas con Neptuno en la casa XI tendrán rasgos y características "neptunianos": personas de vida extraña o bohemia, muy sensibles e intuitivas, que se mueven por elevados ideales filantrópicos y humanitarios, y relacionadas con el mundo artístico o espiritual. Los que tienen a Neptuno en la casa XI tendrán tendencia a unirse a grupos de carácter o finalidad espiritual, cuyas actividades a menudo son discretas y en ocasiones secretas: sectas religiosas, místicas, esotéricas, rosacruces, masónicas, cabalísticas, etc. También pueden vincularse con grupos de carácter humanitario, religioso o social, que dedican su energía a socorrer <text:s/>a los más desfavorecidos. Un ejemplo lo podemos ver en la Carta Natal del Beatle George Harrison y su amistad con ciertos gurues orientales. <text:s text:c="2"/>Sin embargo, no suele ser una buena posición, sobre todo si el planeta está afligido, ya que predispone a decepciones, desengaños o traiciones. Las amistades tienen un carácter inestable, confuso o nebuloso y los amigos pueden ser personas de poco fiar, o con quienes no se puede contar cuando realmente se los necesita; incluso, en ocasiones, pueden terminar convirtiéndose en enemigos. <text:s text:c="2"/>Estos nativos se mueven entre elevados ideales humanitarios pero a menudo sin base en la realidad, lo que les ocasiona posteriores decepciones y desengaños. Son profundamente serviciales con sus amigos, a los que con frecuencia tienen que ayudar a salir adelante, y muchas veces dándolo todo sin esperar nada. Cuando el planeta está afligido, los amigos traicionarán al nativo, se aprovecharán de él o lo atacarán por la espalda.</text:p>
      <text:p text:style-name="Preformatted_20_Text"/>
      <text:p text:style-name="Preformatted_20_Text"/>
      <text:p text:style-name="Preformatted_20_Text"/>
      <text:p text:style-name="Preformatted_20_Text"/>
      <text:p text:style-name="Preformatted_20_Text"/>
      <text:p text:style-name="P1">Neptuno sextil Plutón <text:s text:c="16"/></text:p>
      <text:p text:style-name="P1"/>
      <text:p text:style-name="P1">Da un espíritu pionero, que te hace no tener miedo de desafiar la forma aceptada de pensar y hacer las cosas. Usted puede deconstruir totalmente cualquier aspecto de la vida, un sistema, creencia o procedimiento. Se puede eliminar el sesgo político, religioso, cultural y de género y reconstruirlo en un estado más avanzado y no adulterado. Te inspiras en la verdad y en el potencial humano. <text:s text:c="14"/>Ustedes se conectan con el subconsciente colectivo y pueden medir los pensamientos prevalecientes de la humanidad. Comparten con su generación un sentido de hacia dónde se dirige la humanidad como colectivo en un sentido evolutivo. Incluso pueden llevar este sentido compartido del destino a la vida en general, al planeta y, en última instancia, a toda la existencia.</text:p>
      <text:p text:style-name="Preformatted_20_Text"/>
      <text:p text:style-name="Preformatted_20_Text"/>
      <text:p text:style-name="Preformatted_20_Text"/>
      <text:p text:style-name="Preformatted_20_Text"/>
      <text:p text:style-name="Preformatted_20_Text"/>
      <text:p text:style-name="P2">Plutón en Escorpio <text:s text:c="23"/></text:p>
      <text:p text:style-name="P2"/>
      <text:p text:style-name="P2">Plutón ha transitado Escorpio entre 1984 y 1995. Se trata de su propio signo y eso <text:soft-page-break/>significa que aquí Plutón actúa con la máxima potencia, y que su esencia se manifiesta del modo más puro, precipitando profundas y radicales crisis en todos los ámbitos. Los acontecimientos de este período confirman plenamente las expectativas teóricas: Mijail Gorbachov llega al poder en la Unión Soviética y comienza el desmembramiento definitivo de la misma, posteriormente cae el muro de Berlín, y tras él los regímenes comunistas de Europa del Este, y Alemania logra por fin su unificación. En estos años, cambia por completo el mapa del mundo, por ejemplo, Rusa ya no será enemiga de Estados Unidos, sino todo lo contrario. Oriente Medio se inestabiliza gravemente, Saddam Hussein ocupa Kuwait y tiene lugar la guerra del Golfo. Además, en estos años aparece una nueva enfermedad de transmisión sexual, el sida, se extiende por todo el mundo causando millones de muertos. También son los años dorados del pontificado de Juan Pablo II y de su cruzada contra el sexo, incluso dentro del matrimonio. Nuestro propio planeta sufre cambios trascendentales y se abre el agujero de ozono de la Antártida. Es asimismo la época en que se produce el máximo auge del ocultismo, aparecen multitud de libros y revistas sobre estos temas y se llevan a cabo importantes estudios e investigaciones. La generación nacida bajo los influjos de este tránsito será profundamente "plutoniana", es decir, luchará y abogará por transformaciones radicales en todos los ámbitos y se apasionará por sacar a la luz todos los misterios, especialmente los relacionados con la muerte y el más allá.</text:p>
      <text:p text:style-name="Preformatted_20_Text"/>
      <text:p text:style-name="Preformatted_20_Text">La casa de Plutón <text:s text:c="78"/>Plutón en las casas astrológicas designará aquellas áreas de nuestra vida en las que tendremos que enfrentarnos posiblemente a dificultades de gran calibre, pero también donde tenemos más posibilidades de proyectar nuestra capacidad de regeneración.</text:p>
      <text:p text:style-name="Preformatted_20_Text"/>
      <text:p text:style-name="Preformatted_20_Text">Plutón en la casa IX <text:s text:c="36"/>En la casa de las altas especulaciones filosóficas y espirituales, Plutón provocará una transformación profunda en esos ámbitos, tanto del propio nativo como de éste respecto a los demás. Encontraremos esta posición en grandes pioneros, reformadores o revolucionarios, tanto en el terreno político, filosófico o religioso, como por ejemplo en la Carta Natal de Santa Teresa de Ávila. <text:s text:c="2"/>Estos nativos aborrecen por encima de todo los convencionalismos hipócritas y persiguen apasionadamente la verdad, aniquilando para ello todo lo que consideran falso o carente de valor. Plutón estimula profundamentee el anhelo de comprender los mecanismos y las energías fundamentales que rigen la vida del hombre, la naturaleza y el cosmos y fomenta un espíritu investigador y científico más inclinado al escepticismo que a la fe, más propenso a la suspicacia que a la credibilidad. Despierta asimismo el interés por el ocultismo y el mundo esotérico en todos sus aspectos. Estas personas buscan el poder para dominar a los demás por medio de su brillantez intelectual y sabiduría, o también ejerciendo un papel de liderazgo en el ámbito espiritual. Pero si el planeta está afligido, podemos encontrarnos con un fanático religioso o simplemente alguien de ideas radicales, que trate de imponerse a los demás a la fuerza a través de un camino de destrucción. <text:s/>Son nativos fogosos y apasionados en la defensa de sus ideas. Un largo viaje o la estancia en otro país puede provocar una profunda transformación en su personalidad o su destino. Si Plutón está afligido, habrá asimismo mucho peligro de graves accidentes o incluso de muerto en un largo viaje o en el extranjero.</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2">Lilith o la luna negra <text:s text:c="2"/></text:p>
      <text:p text:style-name="P2"><text:s text:c="166"/>A través de Lilith o Luna Negra, podemos conocer nuestro lado oscuro, que puede describirse como el aspecto más sumiso rebajado a los instintos y el más condicionado por las tentaciones. Lilith posee un espíritu independiente que disfruta de la libertad sexual. Es asociada a temas tabúes y los frutos prohibidos, son su deseo más profundo. <text:s text:c="145"/>En la carta natal de un hombre, la posición de la Luna Negra denota qué tipo de mujer desea profundamente. En una carta femenina, el posicionamiento natal de Lilith representa cómo se siente como mujer, su identidad y su relación con su imagen corporal. Esta Luna representa el placer y funciona a través de la seducción que es donde el deseo nos hace perder el control. <text:s text:c="99"/>A continuación se detalla la interpretación de Lilith por signo, de todos modos siempre hay que tener en cuenta la carta natal como totalidad.</text:p>
      <text:p text:style-name="Preformatted_20_Text"/>
      <text:p text:style-name="P2">Lilith en Capricornio <text:s text:c="25"/></text:p>
      <text:p text:style-name="P2"/>
      <text:p text:style-name="P2">En Capricornio Lilith se enfrenta con el poder y las figuras de autoridades. Entre ellos el primero es ciertamente el padre. Con frecuencia ocurre una ausencia del padre o es demasiado presente, como también se recibe una educación muy rígida o formal sofocando los deseos emocionales bajo el peso de las reglas y los deberes. El sentido del deber será una obligación, se debe cumplir y obedecer sin ninguna posibilidad de evadirse. Se impide una vida libre y sin preocupaciones. Lilith ama el poder y quiere manejarlo por eso lo busca de forma poco correcta. Se precisan seguridades materiales y se lucha para asegurarse una buena vida y seguridad, pero no siempre lo consigue. Su mayor temor es justamente perder lo que le pertenece por derecho. También con esta Lilith puede suceder que se tiende a rechazar todo lo que otorga poder. Existe también una especie de reticencia en conceder amistad y confianza a gente nueva o que no se ajustan a ciertos parámetros elegidos. La persona es selectiva por una necesidad de protección o por presunción. No es raro que huya del trato con otras personas o que sienta una gran aversión hacia los demás.</text:p>
      <text:p text:style-name="Preformatted_20_Text"/>
      <text:p text:style-name="Preformatted_20_Text"/>
      <text:p text:style-name="Preformatted_20_Text"/>
      <text:p text:style-name="P2">LILITH EN LA CASA XI </text:p>
      <text:p text:style-name="P2"/>
      <text:p text:style-name="P2">Lilith en la Casa XI señala la necesidad de aprender a trabajar en equipo, e integrarse a la comunidad. Deben revisarse las metas y los proyectos, a fin de que su impacto trascienda lo meramente individual, enfocándose en lo colectivo.</text:p>
      <text:p text:style-name="Preformatted_20_Text"/>
      <text:p text:style-name="P2"/>
      <text:p text:style-name="P2"/>
      <text:p text:style-name="P2"/>
      <text:p text:style-name="P2">Quirón-<text:span text:style-name="T2">la Herida</text:span></text:p>
      <text:p text:style-name="P2"/>
      <text:p text:style-name="P2"><text:s/>Quirón simboliza el desgarro, la herida, aquello que no nos deja de doler, pero que por esa misma razón nos unifica a la condición humana. También es el don de curar a los otros a partir de nuestras propias heridas: el médico interior, el don de sanar que todos traemos. Allá dónde esté Quirón en la carta están nuestras cicatrices, pero también es la zona en la que más podemos crecer y demostrar nuestra naturaleza generosa y altruista.</text:p>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2">Quirón en Leo <text:s text:c="32"/></text:p>
      <text:p text:style-name="P2"/>
      <text:p text:style-name="P2">La herida habla claramente de un ego dañado. Por alguna razón la autoestima ha quedado tocada y cuesta recuperar la confianza en uno mismo. Existe inseguridad sobre las propias capacidades y la habilidad para brillar y ser creativo y auténtico. El reto implica encontrar el camino propio y volver a confiar en el potencial infinito que poseen todos los seres humanos, A nivel físico, afecta a la tensión y el corazón. <text:s text:c="25"/></text:p>
      <text:p text:style-name="Preformatted_20_Text"/>
      <text:p text:style-name="Preformatted_20_Text"/>
      <text:p text:style-name="Preformatted_20_Text"/>
      <text:p text:style-name="P2">Quirón en casa VI <text:s text:c="29"/></text:p>
      <text:p text:style-name="P2"/>
      <text:p text:style-name="P2">Tiendes a rígidamente controlar tu vida y tu cuerpo, o someterlos a ejercicios disciplinados y a dietas especiales. Para ti son importantes la pureza y el orden, y es probable que sientas la necesidad de estar constantemente organizando tus pensamientos, tu vida y la de los demás, en un intento de mantener a raya el caos que siempre parece estar acechando. La posibilidad de contraer enfermedades graves puede inducirte a desarrollar ciertas fobias, y también es probable que detestes alguna parte de tu cuerpo o te avergüences de ella, o que tengas problemas con la comida. Aunque tu cuerpo, por otra parte, puede ser fuente de sanación, vitalidad y de una poderosa sexualidad. Muy posiblemente las profesiones más adecuadas para ti incluyen cuidar a otras personas (médico, enfermero, asistente social), enseñar y asesorar a otros. Será útil cuidar de tu cuerpo, aprender sus necesidades dietéticas y las señales que envía, ya que los problemas emocionales, las fuentes de tensión y las actividades que te desequilibran se cobran con rapidez su tributo físico. Si la vocación escogida es un medio adecuado para la expresión de tu verdadera naturaleza, encontrarás un significado y un sentimiento de realización en el trabajo y en el servicio. Pero en caso contrario, ésta será un área de crisis, implicando sufrimiento, siendo difícil que te entregues a la tarea que tienes entre manos, los detalles prácticos se te escaparán y tu vida se convertirá en un desorden. </text:p>
      <text:p text:style-name="Preformatted_20_Text"/>
      <text:p text:style-name="Preformatted_20_Text"/>
      <text:p text:style-name="Preformatted_20_Text"/>
      <text:p text:style-name="Preformatted_20_Text"/>
      <text:p text:style-name="P3"/>
      <text:p text:style-name="P4">Los asteroides Ceres, Palas, Juno y Vesta:</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Asteroide Ceres </text:p>
      <text:p text:style-name="P2"><text:s text:c="66"/></text:p>
      <text:p text:style-name="P2">Ceres es la diosa de la agricultura en la mitología. Ella controla las estaciones y los recursos y enseña a cultivar la tierra y a cosechar el trigo. Ceres en la carta natal nos habla del amor incondicional, del cuidado hacia los demás. Por otro, de la dependencia o apego y de cómo sobrellevamos las separaciones (por ej. la independencia de los hijos).</text:p>
      <text:p text:style-name="Preformatted_20_Text"/>
      <text:p text:style-name="P2">Ceres en Escorpio <text:s text:c="23"/></text:p>
      <text:p text:style-name="P2"/>
      <text:p text:style-name="P2">Da enorme énfasis en la propia transformación-regeneración, vehiculizada a través de los propios hijos, dando una entrega maternal intensa y profunda. No es extraño <text:soft-page-break/>encontrar esta posición en sanadores, psicólogos, y médicos, muy especialmente ginecólogos, así como en personas con capacidades curativas y notables poderes de penetración psicológica. Es posición propicia a trabajos de investigación e inclina al interés por lo oculto y los misterios en general y por los secretos básicos de la vida y la muerte en particular. <text:s text:c="24"/></text:p>
      <text:p text:style-name="P2"/>
      <text:p text:style-name="P2">Nutre la transformación, la investigación y también la intimidad. Enseña a analizar, a profundizar, a ir un poco más allá de lo superficial. Ayuda a otros a travesar momentos difíciles, y le gusta sentirse parte de esta transformación positiva para ellos. En el cuidado y protección de los demás intervienen emociones intensas. Se crean lazos fuertes e íntimos. Estos nativos tienen gran dominio de sí mismos y mucho autocontrol. Harían lo que fuera por los suyos y son capaces de sobrevivir a las circunstancias más desafiantes y ayudar a otros a ser tan fuertes como ellos. Da enorme énfasis en la propia transformación-regeneración, vehiculizada a través de los propios hijos, dando una entrega maternal intensa y profunda. No es extraño encontrar esta posición en sanadores, psicólogos y médicos, muy especialmente ginecólogos, así como en personas con capacidades cuativs y notables poderes de penetración psicológica. Es posición propica a trabajos de investigación e inclina al interés por lo oculto y los misterios en general y los secretos básicos de la vida y la muerte en particular.</text:p>
      <text:p text:style-name="Preformatted_20_Text"/>
      <text:p text:style-name="Preformatted_20_Text"/>
      <text:p text:style-name="Preformatted_20_Text"/>
      <text:p text:style-name="P2">Ceres en casa IX <text:s text:c="25"/></text:p>
      <text:p text:style-name="P2"/>
      <text:p text:style-name="P2">Pueden esperarse con esta posición gratificantes viajes (o relaciones) extranjeros, predominando la tendencia a llevarlos a cabo de forma simple, cómoda y natural (camping, bicicleta, trekking) y constituyéndose en experiencias de ampliación de los horizontes mentales y filosóficos. Propicia pues la peregrinación. Tanto los viajes como las actividades expansivas, así como la propia independencia, tienden a ser consideradas como vitales para uno mismo. El sentido ético y moral puede ser estricto, pero eficaz y práctico, como así lo suelen ser las concepciones filosóficas, religiosas y los propios ideales. Y son augurables brillantes trabajos en las altas ciencias.</text:p>
      <text:p text:style-name="Preformatted_20_Text"/>
      <text:p text:style-name="Preformatted_20_Text"/>
      <text:p text:style-name="Preformatted_20_Text"/>
      <text:p text:style-name="P2">Asteroide Palas Atenea <text:s text:c="91"/></text:p>
      <text:p text:style-name="P2"/>
      <text:p text:style-name="P2">( Minerva para los romanos) es sin duda la mas famosa y conocida de las diosas olímpicas del mundo clásico, quizás se salvó del olvido por ser la hija mayor y preferida de Zeus ( y quizás su heredera) así como por ser una diosa guerrera defensora del patriarcado, Atenea sin ser masculina, era una divinidad femenina muy de acuerdo con el rechazo del instinto y los aspectos mas ctonicos que representaban las demás diosas. Palas en la carta representa el punto donde conectamos con nuestra capacidad de ganar una batalla con la mayor eficacia y el menor riesgo. El área donde podemos ser eficientes y estar en control de las situaciones.</text:p>
      <text:p text:style-name="Preformatted_20_Text"/>
      <text:p text:style-name="Preformatted_20_Text"/>
      <text:p text:style-name="Preformatted_20_Text"/>
      <text:p text:style-name="P2">Palas en Libra: <text:s text:c="24"/></text:p>
      <text:p text:style-name="P2"/>
      <text:p text:style-name="P2">En este signo Pallas se encuentra cómoda, aunque un tanto paralizada por un exceso de reflexión libranos. Puede ser un excelente asesor de estrategias políticas, de guerra, etc. Muy buen juez ya que basa fundamentalmente sus juicios en pruebas y en un innato sentido de la ética y la justicia. Buen sentido de lo estético aunque puede ser excesivamente frío en su visión y aplicación de la belleza. Puede ser consejero de su pareja y asesor de esta en su carrera. No deja que la subjetividad <text:soft-page-break/>le gane a la hora de evaluar posibles compañeros afectivos.</text:p>
      <text:p text:style-name="Preformatted_20_Text"/>
      <text:p text:style-name="Preformatted_20_Text"/>
      <text:p text:style-name="Preformatted_20_Text"/>
      <text:p text:style-name="Preformatted_20_Text"/>
      <text:p text:style-name="P2">Palas en VIII <text:s text:c="22"/></text:p>
      <text:p text:style-name="P2"/>
      <text:p text:style-name="P2">Persona que evita por todos los medios verse sorprendida por crisis o emociones que no pueda entender o manejar. Probablemente ante la más mínima irrupción de sentimientos demasiado intensos busque la forma de reconocerlos, trabajarlos y transmutarlos para evitar conflictos mayores. Esto puede hacerlo muy buen terapeuta, aunque excesivamente objetivo y a veces desconectado de las emociones del paciente (por temor a las propias) Sexualmente puede ser alguien con muy buena performance pero un tanto distante. Grandes dotes para la administración, ya que es muy eficiente, planificador y confiable.</text:p>
      <text:p text:style-name="Preformatted_20_Text"/>
      <text:p text:style-name="Preformatted_20_Text"/>
      <text:p text:style-name="Preformatted_20_Text"/>
      <text:p text:style-name="Preformatted_20_Text"/>
      <text:p text:style-name="P2">Asteroide Juno <text:s text:c="10"/></text:p>
      <text:p text:style-name="P2"><text:s text:c="175"/>Juno es el asteroide que tiene que ver con el aspecto legal y ritual del matrimonio, ese contrato que nos une con otra persona y nos convierte en “familia”. El signo y la casa donde tienes ese asteroide en tu mapa, habla de tus expectativas respecto al matrimonio y de el tipo de unión a la que aspiras, por su puesto eso le asigna ciertas características a la pareja ideal, y se convierte en un parámetro para descartar pretendientes. Pero, aquí está lo que creo que más te interesa, Juno también está presente en el mapa de tu potencial pareja y según eso él o ella también usará a su Juno natal para discernir si tu eres o no la mejor elección.</text:p>
      <text:p text:style-name="Preformatted_20_Text"/>
      <text:p text:style-name="P2">Juno en Capricornio: <text:s text:c="20"/></text:p>
      <text:p text:style-name="P2"/>
      <text:p text:style-name="P2">Eres un apersona práctica en asuntos de relaciones, tu idea del matrimonio no es necesariamente romántica sino funcional. No quiero decir que no tengas sentimientos, tu Luna y tu Venus se encargan de eso, solo digo que buscarás una pareja tal vez mayor que tú, conservadora, trabajadora, que pueda asumir responsabilidades y en quién tú puedas confiar. Es posible que te tomes tu tiempo para decidir sobre el matrimonio, bien sea que tengas a Juno retro o directa, pero una vez que lo haces sueles conseguir uniones duraderas que mejoran con los años. Te gusta lo clásico, por eso tu boda ideal tradicional, pero nada de exageraciones eso sí, y todo absolutamente legal.</text:p>
      <text:p text:style-name="Preformatted_20_Text"/>
      <text:p text:style-name="Preformatted_20_Text"/>
      <text:p text:style-name="Preformatted_20_Text"/>
      <text:p text:style-name="P2">Juno en casa XI <text:s text:c="22"/></text:p>
      <text:p text:style-name="P2"/>
      <text:p text:style-name="P2">Muestra que aunque eres una persona de una fuerte individualidad e independencia puedes trabajar en grupos o con amistades pero resaltas entre ellos. Te gusta y necesitas afianzar la comunicación y el estímulo intelectual con tus relaciones, siendo de suma importancia el igualitarismo, la consideración y el respeto mutuo.</text:p>
      <text:p text:style-name="Preformatted_20_Text"/>
      <text:p text:style-name="Preformatted_20_Text"/>
      <text:p text:style-name="Preformatted_20_Text"/>
      <text:p text:style-name="Preformatted_20_Text"/>
      <text:p text:style-name="P2">Asteroide Vesta <text:s text:c="186"/></text:p>
      <text:p text:style-name="P2"/>
      <text:p text:style-name="P2">Astrológicamente simboliza la esencia de la esencia, es decir el centro que esta tan integrado en nosotros que lo podemos experimentar de un manera absolutamente fluida y natural, es como si en el punto donde se encuentra Vesta nuestro Ser se <text:soft-page-break/>manifestara y nos permitiera manifestar el principio del signo o casa con absoluta naturalidad y sin conflicto ( obvio esto puede variar según que aspectos reciba el planetoide, si Saturno o Marte lo aspectan de manera tensa, pueden hacer que esta energía se vuelva invisible, aunque siga permaneciendo allí.</text:p>
      <text:p text:style-name="Preformatted_20_Text"/>
      <text:p text:style-name="P2">Vesta en Leo <text:s text:c="23"/></text:p>
      <text:p text:style-name="P2"/>
      <text:p text:style-name="P2">Profunda calidez interna que se irradia en forma de una serena alegría a los demás. Comprensión esencial de su motivación de ser. Fiel a sí misma. Profunda alegría interna que mantienen su creencia en la vida. Excelente vínculo con niños y jóvenes, pudiendo ser excelente llevando paz y dando un tipo de atención que los hace sentir realmente amados. Suaviza el ego leonino al comprender que ya está realizado aunque no sea reconocido externamente.</text:p>
      <text:p text:style-name="Preformatted_20_Text"/>
      <text:p text:style-name="Preformatted_20_Text"/>
      <text:p text:style-name="Preformatted_20_Text"/>
      <text:p text:style-name="P2">Vesta en VI: <text:s text:c="15"/></text:p>
      <text:p text:style-name="P2"/>
      <text:p text:style-name="P2">Gran dedicación al trabajo, a las tareas más rutinarias que ellos desarrollan con una actitud de significado. Excelentes médicos, sanadores o enfermeros, por su entrega absoluta a su tarea. Muy buenos secretarios. Pero las tareas laborales pueden ser tambien una forma de aislamiento. Buen relacionamiento con su cuerpo. Pueden tener una visión de la vida donde la conexión a la vida y el medio ambiente es la clave.</text:p>
      <text:p text:style-name="Preformatted_20_Text"/>
      <text:p text:style-name="P2">Los Nodos: <text:s/></text:p>
      <text:p text:style-name="P2"/>
      <text:p text:style-name="P2"><text:s/>Los nodos de la luna nos permiten comprender la vida de uno mismo. Las posiciones solar, lunar y nodal nos revela la vida de un individuo. Los nodos a diferencia del horóscopo, que solo aporta información de como va a ser el camino, nos permite conocer ese camino en la vida actual. A través de los nodos podremos relacionar esta ciencia, la astrología occidental, con la reencarnación y marcar las relaciones causa-efecto. Los nodos permiten situar al individuo en esa escalera que le permite llegar al cielo, tiene sentido cuando se los logra relacionar entre si, durante el crecimiento del individuo. La posición de los nodos permite al hombre conocer su pasado y caminar su futuro. En la medida que utilice ese pasado como base, éste progresará en ese camino, utilizando su pensamiento y actuando, mejorará su alma. Unos nodos atraen hacia el pasado y otros conducen al futuro.</text:p>
      <text:p text:style-name="P5"/>
      <text:p text:style-name="P5"/>
      <text:p text:style-name="P5"/>
      <text:p text:style-name="P5"/>
      <text:p text:style-name="P5"/>
      <text:p text:style-name="P5"/>
      <text:p text:style-name="P5"/>
      <text:p text:style-name="P2">Nodo norte en Capricornio - Nodo sur en Cáncer: <text:s/></text:p>
      <text:p text:style-name="P2"/>
      <text:p text:style-name="P2">En sus vidas anteriores se manifestó como un niño que necesita apoyo constante, desea alcanzar la madurez, no puede resolver problemas ya que desea que se lo resuelvan los otros, como los propios padres lo hacen con sus hijos. Cuando se trata de amigos cónyuges o socios, los adopta simbólicamente como padres para que los protejan. Quiere llegar a la adultez pero nunca está dispuesto a dar ese gran paso. Su vida actual está basada en los recuerdos alterados por el rechazo. Son personas con alta carga de lealtad y patriotismo, suelen enfocar su atención en personas más jóvenes. A medida que aumentan los problemas es cuando empiezan a madurar. En el nodo sur en Cáncer surge el karma más difícil de resolver, el de dejar el pasado y de no tratar de formar con él, el futuro. Trata de retener todo por lo que ha pasado y a menudo se lo ve rememorando ese pasado. Suele ser una persona agotadora, muestra todos sus problemas emocionales y cuando le dan <text:soft-page-break/>soluciones termina por no verlas. No acepta el final de las relaciones y trata que duren todo el mayor tiempo que sea posible. Forman una imagen para los demás, pero no permiten que ningún extraño conozca algo de su vida personal. En las mujeres se ve la necesidad de buscar la figura paterna, en el hombre de asumir el papel de padre. Suelen no aceptar su edad cronológica, quieren seguir siendo niños para poderse esconder de una realidad o del efecto de todo aquello que han creado, prefieren permanecer en ese estado de inmadurez, que perdura en la vida actual, se encuentra con serias dificultades para traspasar este estado. La posición de la casa del nodo sur nos muestra la inmadurez que influye en la vida actual, la del nodo norte las maneras por medio de las cuales puede alcanzar esa madurez. En cuanto logre la madurez logrará una vida de realizaciones.</text:p>
      <text:p text:style-name="Preformatted_20_Text"/>
      <text:p text:style-name="Preformatted_20_Text"/>
      <text:p text:style-name="Preformatted_20_Text"/>
      <text:p text:style-name="Preformatted_20_Text">Nodo norte en la Casa undécima - Nodo sur en la casa quinta. Este individuo se la pasa recordando un estilo de vida pasada y al que estaba acostumbrado y trata de llevarla a la vida actual, pero hoy esa vida resulta inapropiada. Se inclina tanto por los asuntos amorosos que se hace cada vez más débil y en lugar de fortalecerse, necesita más estímulos, lo que le ocasiona un gran desamparo. Posee dificultades para asimilar la realidad, necesita ser amado y al enfocarse en esta necesidad pierde lo que puede ser importante. Quiere no pasar desapercibido en esta vida y termina por no aceptar que es una persona más. Busca autorrealizarse por medio de aventuras amorosas y es muy generoso con quienes lo aman. Por ser de naturaleza romántica, siempre desea sacrificarse por amor. Su principio de dignidad es tan fuete, que desprecia las relaciones ilícitas y cuando se involucra en una de ella es solamente para demostrar que es capaz de sacrificar sus principios en pos del amor verdadero. Es una buena persona incapaz de actuar maliciosamente. En su interior es un niño lo que le da un talento especial de creatividad con los chicos. En determinado momento va a necesitar una persona con más fortaleza que él. En su casa undécima aprenderá lo que es la amistad y dejará de lado las relaciones de posesión. Tiene que aprender a conocer sus sueños ya que gracias a estos puede comprender la razón de sus actos. Si tuviera que renunciar a algo de su vida, lo haría con respecto a su autovoluntad que en realidad es lo que lo bloquea, él es su propio enemigo. Se siente descontento, quiere ser libre pero no puede lograrlo, para eso tiene que liberarse de su ego, que es el que le provoca su propia destrucción. Le costará mucho sacrificar su ego, pero solo alcanzará su más elevado propósito cuando logre eliminar cualquier pensamiento impregnado de prejuicios. No logrará la armonía en el matrimonio mientras permanezca en él una pequeña dosis de orgullo, hasta que no adopte una actitud impersonal. La mayoría llegan al divorcio, pero no por el destino sino por una mala utilización de las energías del nodo sur en la Casa quinta, ya que esas energías las pone en sí mismo y no encuentra la fortaleza suficiente para satisfacer a su compañero. Llegará a la felicidad cuando aprenda a mirar las cosas de forma más científica y no tan pasional. Debe aprender a ayudar a los demás sin involucrarse, ya que está destinado a estimular la carrera de los otros. El asociarse con amigos, participar en entidades de recreación, le permitirán formar su autoconciencia, porque comienza a valorarse a sí mismo a través de las valoraciones que hacen los demás de él. El signo del nodo sur muestra como los restos del pasado basados en la pasión y sus propios deseos llegan a presionar su vida actual; el signo del nodo norte le permitirá liberar su ego y así poder dedicarse a cosas más impersonales.</text:p>
      <text:p text:style-name="Preformatted_20_Text"/>
      <text:p text:style-name="Preformatted_20_Text">EL PARTE DE LA FORTUNA <text:s text:c="71"/>Beneficia los asuntos de la casa siempre y cuando el nativo se esfuerce en desarrollar los principios espirituales del Signo, si no es así, puede ocurrir que las oportunidades o “suerte” no sean aprovechadas o pasen desapercibidas. Los aspectos con los planetas representan los medios que tenemos a favor o en contra para desarrollar la naturaleza del Signo y así sacar o no provecho de lo que representa la Casa. Por consiguiente, es nuestro deber desarrollar las cualidades del Signo para ser más conscientes de los asuntos de la casa y así poder sacar más <text:soft-page-break/>rentabilidad. Naturalmente, todo dependerá en gran parte de la naturaleza de los planetas aspectados y de los propios aspectos. A la hora de interpretar el Parte de la Fortuna, hay que tener en cuenta la posición de los planetas y sus Aspectos en general para ver si acompañan en algún grado a ésta.</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Parte del infortunio <text:s text:c="75"/>El punto del infortunio es uno de los Partes Arábigos, el más conocido y usado después del Parte de la Fortuna. Es un punto en la carta natal que favorece la mala suerte o enfermedad, suele ser o marcar un punto muy sensible de la carta generalmente, que por aspectos que pueda recibir este Parte puede desencadenar acontecimientos muchas veces más importantes de lo esperado. En contraposición a la Parte de la Fortuna, constituye un aviso de cautela, puesto que según el signo y casa en los que se ubique señala en qué podemos tener algún problema especial.</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https://vedicaperu.com/signos/ <text:s/>(signos solares) <text:s text:c="26"/>https://www.india-astrologer.com/vedic_astrology/nakshatra <text:s/>(nakshatras) <text:s text:c="42"/>http://www.segundoruiz.com/ (sol, mercurio, venus...etc. en las casas) <text:s text:c="28"/>https://carta-natal.es/ (definiciones) <text:s text:c="28"/>https://www.mi-horoscopo-del-dia.com/signos-astrologicos/ascendente/ (ascendente en signos,luna un signos) <text:s text:c="28"/>https://maduparedes.wordpress.com/planetas-en-los-signos/mercurio-en-los-signos/ (mercurio en signos) <text:s text:c="22"/>https://www.wemystic.com/es/carta-astral-mercurio-casas-astrales/(definición) <text:s text:c="36"/>https://www.horoscopo.com/articulos/marte-astrologia-signos-zodiacales(marte en signos) <text:s text:c="29"/>https://ayudamistica.com/blog/astrologia/significado-jupiter (júpiter en los signos) <text:s text:c="18"/>http://www.astrologiadelafuente.com/urano-en-los-signos-del-zodiaco/(Urano en signos) <text:s text:c="21"/>https://www.matildepanati.com/lilith-en-el-zodiaco/ (Lilith en signos) <text:s text:c="20"/>https://arteastrotarot.blogspot.com/2015/11/ceres-en-astrologia_81.html(ceres en signos) <text:s text:c="48"/>C. J. Boquet. (1992). El Cinturón de Hipólita (Vírgenes y Asteroides). Valencia: Astrea Ediciones, C.B. <text:soft-page-break/>(Ceres) <text:s text:c="39"/>https://www.facebook.com/notes/fabio-daniel-rodriguez-rodriguez/palas-en-signos-casas-y-aspectos/10152181590375799/(palas) <text:s text:c="36"/>https://medium.com/la-reina-de-espadas/serie-de-aspectos-el-medio-cielo-ea4258a3f533 (medio cielo en signos) <text:s text:c="31"/>https://maduparedes.wordpress.com/planetas-en-los-signos/parte-de-la-fortuna-en-los-signos/(parte de la fortuna) <text:s text:c="31"/>https://www.taringa.net/+info/aspectos-de-el-sol-y-la-luna_xdlyl(aspectos sol y luna) <text:s text:c="20"/>http://isthar-lunadeplata.blogspot.com/2010/08/aspectos-del-medio-cielo.html (aspectos) <text:s text:c="55"/>https://astrologia.wiki (aspecto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3-16T20:06:12.008000000</dc:date>
    <meta:editing-duration>PT30M2S</meta:editing-duration>
    <meta:editing-cycles>2</meta:editing-cycles>
    <meta:generator>LibreOffice/6.4.1.2$Windows_X86_64 LibreOffice_project/4d224e95b98b138af42a64d84056446d09082932</meta:generator>
    <meta:document-statistic meta:table-count="0" meta:image-count="0" meta:object-count="0" meta:page-count="27" meta:paragraph-count="182" meta:word-count="14169" meta:character-count="93311" meta:non-whitespace-character-count="72615"/>
  </office:meta>
</office:document-meta>
</file>